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cell-protect="protected" style:repeat-content="false"/>
      <style:paragraph-properties fo:text-align="cente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" style:family="table-cell" style:parent-style-name="Normal_32_4" style:data-style-name="N0">
      <style:table-cell-properties style:vertical-align="automatic" fo:wrap-option="wrap" fo:background-color="transparent" style:cell-protect="protected"/>
      <style:text-properties fo:color="#000000"/>
    </style:style>
    <style:style style:name="ce4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6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Porcentaje_32_2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4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size="8pt" style:font-size-asian="8pt" style:font-size-complex="8pt"/>
    </style:style>
    <style:style style:name="ce10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7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18" style:family="table-cell" style:parent-style-name="Hiperv_237_nculo_32_3" style:data-style-name="N0">
      <style:text-properties fo:color="#0563C1" style:text-underline-style="solid" style:text-underline-type="single"/>
    </style:style>
    <style:style style:name="ce19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fo:color="#000000" style:font-name="Arial" style:font-name-asian="Arial" style:font-name-complex="Arial" fo:font-size="8pt" style:font-size-asian="8pt" style:font-size-complex="8pt"/>
    </style:style>
    <style:style style:name="ce20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Normal_32_4" style:data-style-name="N0">
      <style:table-cell-properties style:vertical-align="automatic" fo:background-color="transparent" style:cell-protect="protected"/>
      <style:text-properties fo:color="#000000"/>
    </style:style>
    <style:style style:name="ce22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23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5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26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8" style:family="table-cell" style:parent-style-name="Normal_32_4" style:data-style-name="N0">
      <style:table-cell-properties style:vertical-align="middle" fo:wrap-option="wrap" fo:background-color="transparent" style:cell-protect="protected" style:repeat-content="false"/>
      <style:paragraph-properties fo:text-align="center" style:writing-mode="lr"/>
      <style:text-properties fo:color="#000000" style:font-name="Arial" style:font-name-asian="Arial" style:font-name-complex="Arial" fo:font-size="6pt" style:font-size-asian="6pt" style:font-size-complex="6pt"/>
    </style:style>
    <style:style style:name="ce29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31" style:family="table-cell" style:parent-style-name="Normal_32_4" style:data-style-name="N0">
      <style:table-cell-properties style:vertical-align="automatic" fo:wrap-option="wrap" fo:background-color="transparent" style:cell-protect="protected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33" style:family="table-cell" style:parent-style-name="Normal_32_4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6pt" style:font-size-asian="6pt" style:font-size-complex="6pt"/>
    </style:style>
    <style:style style:name="ce3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3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ce43" style:family="table-cell" style:parent-style-name="Normal_32_4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4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7" style:family="table-cell" style:parent-style-name="Porcentaje" style:data-style-name="N36">
      <style:text-properties fo:color="#000000"/>
    </style:style>
    <style:style style:name="ce4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cell-protect="protected" style:repeat-content="false"/>
      <style:paragraph-properties fo:text-align="end" fo:margin-right="0cm" style:writing-mode="lr"/>
      <style:text-properties fo:color="#000000" style:font-name="Arial" style:font-name-asian="Arial" style:font-name-complex="Arial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15.75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9"/>
        <table:table-column table:style-name="co2" table:number-columns-repeated="10" table:default-cell-style-name="ce9"/>
        <table:table-column table:style-name="co3" table:number-columns-repeated="11" table:default-cell-style-name="ce9"/>
        <table:table-column table:style-name="co4" table:number-columns-repeated="16362" table:default-cell-style-name="ce9"/>
        <table:table-row table:style-name="ro1">
          <table:table-cell table:style-name="ce1"/>
          <table:table-cell office:value-type="string" table:style-name="ce2">
            <text:p>Dosis entregadas Pfizer (1)</text:p>
          </table:table-cell>
          <table:table-cell office:value-type="string" table:style-name="ce2">
            <text:p>Dosis entregadas Moderna (1)</text:p>
          </table:table-cell>
          <table:table-cell office:value-type="string" table:style-name="ce2">
            <text:p>Dosis entregadas AstraZeneca (1)</text:p>
          </table:table-cell>
          <table:table-cell office:value-type="string" table:style-name="ce2">
            <text:p>Dosis entregadas Janssen (1)</text:p>
          </table:table-cell>
          <table:table-cell office:value-type="string" table:style-name="ce2">
            <text:p>Total Dosis entregadas (1)</text:p>
          </table:table-cell>
          <table:table-cell office:value-type="string" table:style-name="ce2">
            <text:p>Dosis administradas (2)</text:p>
          </table:table-cell>
          <table:table-cell office:value-type="string" table:style-name="ce2">
            <text:p>% sobre entregadas</text:p>
          </table:table-cell>
          <table:table-cell office:value-type="string" table:style-name="ce2">
            <text:p>Nº Personas con al menos 1 dosis</text:p>
          </table:table-cell>
          <table:table-cell office:value-type="string" table:style-name="ce2">
            <text:p>Nº Personas vacunadas</text:p>
            <text:p>(pauta completada)</text:p>
          </table:table-cell>
          <table:table-cell office:value-type="string" table:style-name="ce2">
            <text:p>Fecha de la última vacuna registrada (2)</text:p>
          </table:table-cell>
          <table:table-cell table:number-columns-repeated="16373" table:style-name="ce3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8704890" table:style-name="ce5">
            <text:p>8.704.890</text:p>
          </table:table-cell>
          <table:table-cell office:value-type="float" office:value="1777900" table:style-name="ce5">
            <text:p>1.777.900</text:p>
          </table:table-cell>
          <table:table-cell office:value-type="float" office:value="1805800" table:style-name="ce5">
            <text:p>1.805.800</text:p>
          </table:table-cell>
          <table:table-cell office:value-type="float" office:value="525450" table:style-name="ce5">
            <text:p>525.450</text:p>
          </table:table-cell>
          <table:table-cell office:value-type="float" office:value="12814040" table:style-name="ce6">
            <text:p>12.814.040</text:p>
          </table:table-cell>
          <table:table-cell office:value-type="float" office:value="11853915" table:style-name="ce6">
            <text:p>11.853.915</text:p>
          </table:table-cell>
          <table:table-cell office:value-type="percentage" office:value="0.92507242056369421" table:style-name="ce7">
            <text:p>92,5%</text:p>
          </table:table-cell>
          <table:table-cell office:value-type="float" office:value="6521108" table:style-name="ce5">
            <text:p>6.521.108</text:p>
          </table:table-cell>
          <table:table-cell office:value-type="float" office:value="5923647" table:style-name="ce5">
            <text:p>5.923.647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1414845" table:style-name="ce5">
            <text:p>1.414.845</text:p>
          </table:table-cell>
          <table:table-cell office:value-type="float" office:value="237600" table:style-name="ce5">
            <text:p>237.600</text:p>
          </table:table-cell>
          <table:table-cell office:value-type="float" office:value="285700" table:style-name="ce5">
            <text:p>285.700</text:p>
          </table:table-cell>
          <table:table-cell office:value-type="float" office:value="64700" table:style-name="ce5">
            <text:p>64.700</text:p>
          </table:table-cell>
          <table:table-cell office:value-type="float" office:value="2002845" table:style-name="ce6">
            <text:p>2.002.845</text:p>
          </table:table-cell>
          <table:table-cell office:value-type="float" office:value="1865951" table:style-name="ce6">
            <text:p>1.865.951</text:p>
          </table:table-cell>
          <table:table-cell office:value-type="percentage" office:value="0.93165022755130822" table:style-name="ce7">
            <text:p>93,2%</text:p>
          </table:table-cell>
          <table:table-cell office:value-type="float" office:value="1025933" table:style-name="ce5">
            <text:p>1.025.933</text:p>
          </table:table-cell>
          <table:table-cell office:value-type="float" office:value="953818" table:style-name="ce5">
            <text:p>953.818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1129955" table:style-name="ce5">
            <text:p>1.129.955</text:p>
          </table:table-cell>
          <table:table-cell office:value-type="float" office:value="155400" table:style-name="ce5">
            <text:p>155.400</text:p>
          </table:table-cell>
          <table:table-cell office:value-type="float" office:value="235900" table:style-name="ce5">
            <text:p>235.900</text:p>
          </table:table-cell>
          <table:table-cell office:value-type="float" office:value="49700" table:style-name="ce5">
            <text:p>49.700</text:p>
          </table:table-cell>
          <table:table-cell office:value-type="float" office:value="1570955" table:style-name="ce6">
            <text:p>1.570.955</text:p>
          </table:table-cell>
          <table:table-cell office:value-type="float" office:value="1584353" table:style-name="ce6">
            <text:p>1.584.353</text:p>
          </table:table-cell>
          <table:table-cell office:value-type="percentage" office:value="1.0085285702009288" table:style-name="ce7">
            <text:p>100,9%</text:p>
          </table:table-cell>
          <table:table-cell office:value-type="float" office:value="852432" table:style-name="ce5">
            <text:p>852.432</text:p>
          </table:table-cell>
          <table:table-cell office:value-type="float" office:value="798268" table:style-name="ce5">
            <text:p>798.268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1179720" table:style-name="ce5">
            <text:p>1.179.720</text:p>
          </table:table-cell>
          <table:table-cell office:value-type="float" office:value="278700" table:style-name="ce5">
            <text:p>278.700</text:p>
          </table:table-cell>
          <table:table-cell office:value-type="float" office:value="256400" table:style-name="ce5">
            <text:p>256.400</text:p>
          </table:table-cell>
          <table:table-cell office:value-type="float" office:value="62400" table:style-name="ce5">
            <text:p>62.400</text:p>
          </table:table-cell>
          <table:table-cell office:value-type="float" office:value="1777220" table:style-name="ce6">
            <text:p>1.777.220</text:p>
          </table:table-cell>
          <table:table-cell office:value-type="float" office:value="1503949" table:style-name="ce6">
            <text:p>1.503.949</text:p>
          </table:table-cell>
          <table:table-cell office:value-type="percentage" office:value="0.84623681930205596" table:style-name="ce7">
            <text:p>84,6%</text:p>
          </table:table-cell>
          <table:table-cell office:value-type="float" office:value="818344" table:style-name="ce5">
            <text:p>818.344</text:p>
          </table:table-cell>
          <table:table-cell office:value-type="float" office:value="770311" table:style-name="ce5">
            <text:p>770.311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2160960" table:style-name="ce5">
            <text:p>2.160.960</text:p>
          </table:table-cell>
          <table:table-cell office:value-type="float" office:value="509300" table:style-name="ce5">
            <text:p>509.300</text:p>
          </table:table-cell>
          <table:table-cell office:value-type="float" office:value="503700" table:style-name="ce5">
            <text:p>503.700</text:p>
          </table:table-cell>
          <table:table-cell office:value-type="float" office:value="133650" table:style-name="ce5">
            <text:p>133.650</text:p>
          </table:table-cell>
          <table:table-cell office:value-type="float" office:value="3307610" table:style-name="ce6">
            <text:p>3.307.610</text:p>
          </table:table-cell>
          <table:table-cell office:value-type="float" office:value="2973309" table:style-name="ce6">
            <text:p>2.973.309</text:p>
          </table:table-cell>
          <table:table-cell office:value-type="percentage" office:value="0.89892974080982946" table:style-name="ce7">
            <text:p>89,9%</text:p>
          </table:table-cell>
          <table:table-cell office:value-type="float" office:value="1622398" table:style-name="ce5">
            <text:p>1.622.398</text:p>
          </table:table-cell>
          <table:table-cell office:value-type="float" office:value="1505679" table:style-name="ce5">
            <text:p>1.505.679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624345" table:style-name="ce5">
            <text:p>624.345</text:p>
          </table:table-cell>
          <table:table-cell office:value-type="float" office:value="99000" table:style-name="ce5">
            <text:p>99.000</text:p>
          </table:table-cell>
          <table:table-cell office:value-type="float" office:value="130200" table:style-name="ce5">
            <text:p>130.200</text:p>
          </table:table-cell>
          <table:table-cell office:value-type="float" office:value="24950" table:style-name="ce5">
            <text:p>24.950</text:p>
          </table:table-cell>
          <table:table-cell office:value-type="float" office:value="878495" table:style-name="ce6">
            <text:p>878.495</text:p>
          </table:table-cell>
          <table:table-cell office:value-type="float" office:value="810502" table:style-name="ce6">
            <text:p>810.502</text:p>
          </table:table-cell>
          <table:table-cell office:value-type="percentage" office:value="0.92260286057404994" table:style-name="ce7">
            <text:p>92,3%</text:p>
          </table:table-cell>
          <table:table-cell office:value-type="float" office:value="447407" table:style-name="ce5">
            <text:p>447.407</text:p>
          </table:table-cell>
          <table:table-cell office:value-type="float" office:value="395329" table:style-name="ce5">
            <text:p>395.329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2649765" table:style-name="ce5">
            <text:p>2.649.765</text:p>
          </table:table-cell>
          <table:table-cell office:value-type="float" office:value="373900" table:style-name="ce5">
            <text:p>373.900</text:p>
          </table:table-cell>
          <table:table-cell office:value-type="float" office:value="514400" table:style-name="ce5">
            <text:p>514.400</text:p>
          </table:table-cell>
          <table:table-cell office:value-type="float" office:value="112850" table:style-name="ce5">
            <text:p>112.850</text:p>
          </table:table-cell>
          <table:table-cell office:value-type="float" office:value="3650915" table:style-name="ce6">
            <text:p>3.650.915</text:p>
          </table:table-cell>
          <table:table-cell office:value-type="float" office:value="3494455" table:style-name="ce6">
            <text:p>3.494.455</text:p>
          </table:table-cell>
          <table:table-cell office:value-type="percentage" office:value="0.95714498968066908" table:style-name="ce7">
            <text:p>95,7%</text:p>
          </table:table-cell>
          <table:table-cell office:value-type="float" office:value="1930701" table:style-name="ce5">
            <text:p>1.930.701</text:p>
          </table:table-cell>
          <table:table-cell office:value-type="float" office:value="1749648" table:style-name="ce5">
            <text:p>1.749.648</text:p>
          </table:table-cell>
          <table:table-cell office:value-type="date" office:date-value="2021-08-28T00:00:00" table:style-name="ce8">
            <text:p>2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stilla La Mancha</text:p>
          </table:table-cell>
          <table:table-cell office:value-type="float" office:value="2135115" table:style-name="ce5">
            <text:p>2.135.115</text:p>
          </table:table-cell>
          <table:table-cell office:value-type="float" office:value="387800" table:style-name="ce5">
            <text:p>387.800</text:p>
          </table:table-cell>
          <table:table-cell office:value-type="float" office:value="460900" table:style-name="ce5">
            <text:p>460.900</text:p>
          </table:table-cell>
          <table:table-cell office:value-type="float" office:value="101375" table:style-name="ce5">
            <text:p>101.375</text:p>
          </table:table-cell>
          <table:table-cell office:value-type="float" office:value="3085190" table:style-name="ce6">
            <text:p>3.085.190</text:p>
          </table:table-cell>
          <table:table-cell office:value-type="float" office:value="2803658" table:style-name="ce6">
            <text:p>2.803.658</text:p>
          </table:table-cell>
          <table:table-cell office:value-type="percentage" office:value="0.90874727326355909" table:style-name="ce7">
            <text:p>90,9%</text:p>
          </table:table-cell>
          <table:table-cell office:value-type="float" office:value="1563465" table:style-name="ce5">
            <text:p>1.563.465</text:p>
          </table:table-cell>
          <table:table-cell office:value-type="float" office:value="1396222" table:style-name="ce5">
            <text:p>1.396.222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8092340" table:style-name="ce5">
            <text:p>8.092.340</text:p>
          </table:table-cell>
          <table:table-cell office:value-type="float" office:value="1535500" table:style-name="ce5">
            <text:p>1.535.500</text:p>
          </table:table-cell>
          <table:table-cell office:value-type="float" office:value="1698100" table:style-name="ce5">
            <text:p>1.698.100</text:p>
          </table:table-cell>
          <table:table-cell office:value-type="float" office:value="439500" table:style-name="ce5">
            <text:p>439.500</text:p>
          </table:table-cell>
          <table:table-cell office:value-type="float" office:value="11765440" table:style-name="ce6">
            <text:p>11.765.440</text:p>
          </table:table-cell>
          <table:table-cell office:value-type="float" office:value="10207906" table:style-name="ce6">
            <text:p>10.207.906</text:p>
          </table:table-cell>
          <table:table-cell office:value-type="percentage" office:value="0.86761787064487172" table:style-name="ce7">
            <text:p>86,8%</text:p>
          </table:table-cell>
          <table:table-cell office:value-type="float" office:value="5645191" table:style-name="ce5">
            <text:p>5.645.191</text:p>
          </table:table-cell>
          <table:table-cell office:value-type="float" office:value="5154897" table:style-name="ce5">
            <text:p>5.154.897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5349430" table:style-name="ce5">
            <text:p>5.349.430</text:p>
          </table:table-cell>
          <table:table-cell office:value-type="float" office:value="1057200" table:style-name="ce5">
            <text:p>1.057.200</text:p>
          </table:table-cell>
          <table:table-cell office:value-type="float" office:value="906800" table:style-name="ce5">
            <text:p>906.800</text:p>
          </table:table-cell>
          <table:table-cell office:value-type="float" office:value="307250" table:style-name="ce5">
            <text:p>307.250</text:p>
          </table:table-cell>
          <table:table-cell office:value-type="float" office:value="7620680" table:style-name="ce6">
            <text:p>7.620.680</text:p>
          </table:table-cell>
          <table:table-cell office:value-type="float" office:value="6914324" table:style-name="ce6">
            <text:p>6.914.324</text:p>
          </table:table-cell>
          <table:table-cell office:value-type="percentage" office:value="0.90731063369673048" table:style-name="ce7">
            <text:p>90,7%</text:p>
          </table:table-cell>
          <table:table-cell office:value-type="float" office:value="3931907" table:style-name="ce5">
            <text:p>3.931.907</text:p>
          </table:table-cell>
          <table:table-cell office:value-type="float" office:value="3403774" table:style-name="ce5">
            <text:p>3.403.774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1135565" table:style-name="ce5">
            <text:p>1.135.565</text:p>
          </table:table-cell>
          <table:table-cell office:value-type="float" office:value="187900" table:style-name="ce5">
            <text:p>187.900</text:p>
          </table:table-cell>
          <table:table-cell office:value-type="float" office:value="228000" table:style-name="ce5">
            <text:p>228.000</text:p>
          </table:table-cell>
          <table:table-cell office:value-type="float" office:value="51750" table:style-name="ce5">
            <text:p>51.750</text:p>
          </table:table-cell>
          <table:table-cell office:value-type="float" office:value="1603215" table:style-name="ce6">
            <text:p>1.603.215</text:p>
          </table:table-cell>
          <table:table-cell office:value-type="float" office:value="1573840" table:style-name="ce6">
            <text:p>1.573.840</text:p>
          </table:table-cell>
          <table:table-cell office:value-type="percentage" office:value="0.9816774418902019" table:style-name="ce7">
            <text:p>98,2%</text:p>
          </table:table-cell>
          <table:table-cell office:value-type="float" office:value="875343" table:style-name="ce5">
            <text:p>875.343</text:p>
          </table:table-cell>
          <table:table-cell office:value-type="float" office:value="779126" table:style-name="ce5">
            <text:p>779.126</text:p>
          </table:table-cell>
          <table:table-cell office:value-type="date" office:date-value="2021-08-28T00:00:00" table:style-name="ce8">
            <text:p>2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2911075" table:style-name="ce5">
            <text:p>2.911.075</text:p>
          </table:table-cell>
          <table:table-cell office:value-type="float" office:value="436400" table:style-name="ce5">
            <text:p>436.400</text:p>
          </table:table-cell>
          <table:table-cell office:value-type="float" office:value="573400" table:style-name="ce5">
            <text:p>573.400</text:p>
          </table:table-cell>
          <table:table-cell office:value-type="float" office:value="131800" table:style-name="ce5">
            <text:p>131.800</text:p>
          </table:table-cell>
          <table:table-cell office:value-type="float" office:value="4052675" table:style-name="ce6">
            <text:p>4.052.675</text:p>
          </table:table-cell>
          <table:table-cell office:value-type="float" office:value="4049783" table:style-name="ce6">
            <text:p>4.049.783</text:p>
          </table:table-cell>
          <table:table-cell office:value-type="percentage" office:value="0.99928639725613333" table:style-name="ce7">
            <text:p>99,9%</text:p>
          </table:table-cell>
          <table:table-cell office:value-type="float" office:value="2231999" table:style-name="ce5">
            <text:p>2.231.999</text:p>
          </table:table-cell>
          <table:table-cell office:value-type="float" office:value="2002910" table:style-name="ce5">
            <text:p>2.002.910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346385" table:style-name="ce5">
            <text:p>346.385</text:p>
          </table:table-cell>
          <table:table-cell office:value-type="float" office:value="58600" table:style-name="ce5">
            <text:p>58.600</text:p>
          </table:table-cell>
          <table:table-cell office:value-type="float" office:value="61400" table:style-name="ce5">
            <text:p>61.400</text:p>
          </table:table-cell>
          <table:table-cell office:value-type="float" office:value="15200" table:style-name="ce5">
            <text:p>15.200</text:p>
          </table:table-cell>
          <table:table-cell office:value-type="float" office:value="481585" table:style-name="ce6">
            <text:p>481.585</text:p>
          </table:table-cell>
          <table:table-cell office:value-type="float" office:value="438303" table:style-name="ce6">
            <text:p>438.303</text:p>
          </table:table-cell>
          <table:table-cell office:value-type="percentage" office:value="0.91012593830787925" table:style-name="ce7">
            <text:p>91,0%</text:p>
          </table:table-cell>
          <table:table-cell office:value-type="float" office:value="248227" table:style-name="ce5">
            <text:p>248.227</text:p>
          </table:table-cell>
          <table:table-cell office:value-type="float" office:value="221592" table:style-name="ce5">
            <text:p>221.592</text:p>
          </table:table-cell>
          <table:table-cell office:value-type="date" office:date-value="2021-08-27T00:00:00" table:style-name="ce8">
            <text:p>2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7115859" table:style-name="ce5">
            <text:p>7.115.859</text:p>
          </table:table-cell>
          <table:table-cell office:value-type="float" office:value="1455000" table:style-name="ce5">
            <text:p>1.455.000</text:p>
          </table:table-cell>
          <table:table-cell office:value-type="float" office:value="1227000" table:style-name="ce5">
            <text:p>1.227.000</text:p>
          </table:table-cell>
          <table:table-cell office:value-type="float" office:value="381450" table:style-name="ce5">
            <text:p>381.450</text:p>
          </table:table-cell>
          <table:table-cell office:value-type="float" office:value="10179309" table:style-name="ce6">
            <text:p>10.179.309</text:p>
          </table:table-cell>
          <table:table-cell office:value-type="float" office:value="8938627" table:style-name="ce6">
            <text:p>8.938.627</text:p>
          </table:table-cell>
          <table:table-cell office:value-type="percentage" office:value="0.87811726709543836" table:style-name="ce7">
            <text:p>87,8%</text:p>
          </table:table-cell>
          <table:table-cell office:value-type="float" office:value="5052860" table:style-name="ce5">
            <text:p>5.052.860</text:p>
          </table:table-cell>
          <table:table-cell office:value-type="float" office:value="4525852" table:style-name="ce5">
            <text:p>4.525.852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1575545" table:style-name="ce5">
            <text:p>1.575.545</text:p>
          </table:table-cell>
          <table:table-cell office:value-type="float" office:value="354400" table:style-name="ce5">
            <text:p>354.400</text:p>
          </table:table-cell>
          <table:table-cell office:value-type="float" office:value="259900" table:style-name="ce5">
            <text:p>259.900</text:p>
          </table:table-cell>
          <table:table-cell office:value-type="float" office:value="88100" table:style-name="ce5">
            <text:p>88.100</text:p>
          </table:table-cell>
          <table:table-cell office:value-type="float" office:value="2277945" table:style-name="ce6">
            <text:p>2.277.945</text:p>
          </table:table-cell>
          <table:table-cell office:value-type="float" office:value="2056016" table:style-name="ce6">
            <text:p>2.056.016</text:p>
          </table:table-cell>
          <table:table-cell office:value-type="percentage" office:value="0.90257490852500832" table:style-name="ce7">
            <text:p>90,3%</text:p>
          </table:table-cell>
          <table:table-cell office:value-type="float" office:value="1142833" table:style-name="ce5">
            <text:p>1.142.833</text:p>
          </table:table-cell>
          <table:table-cell office:value-type="float" office:value="1012759" table:style-name="ce5">
            <text:p>1.012.759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687525" table:style-name="ce5">
            <text:p>687.525</text:p>
          </table:table-cell>
          <table:table-cell office:value-type="float" office:value="132400" table:style-name="ce5">
            <text:p>132.400</text:p>
          </table:table-cell>
          <table:table-cell office:value-type="float" office:value="145700" table:style-name="ce5">
            <text:p>145.700</text:p>
          </table:table-cell>
          <table:table-cell office:value-type="float" office:value="32750" table:style-name="ce5">
            <text:p>32.750</text:p>
          </table:table-cell>
          <table:table-cell office:value-type="float" office:value="998375" table:style-name="ce6">
            <text:p>998.375</text:p>
          </table:table-cell>
          <table:table-cell office:value-type="float" office:value="910811" table:style-name="ce6">
            <text:p>910.811</text:p>
          </table:table-cell>
          <table:table-cell office:value-type="percentage" office:value="0.91229347689996243" table:style-name="ce7">
            <text:p>91,2%</text:p>
          </table:table-cell>
          <table:table-cell office:value-type="float" office:value="505974" table:style-name="ce5">
            <text:p>505.974</text:p>
          </table:table-cell>
          <table:table-cell office:value-type="float" office:value="461757" table:style-name="ce5">
            <text:p>461.757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2326950" table:style-name="ce5">
            <text:p>2.326.950</text:p>
          </table:table-cell>
          <table:table-cell office:value-type="float" office:value="444700" table:style-name="ce5">
            <text:p>444.700</text:p>
          </table:table-cell>
          <table:table-cell office:value-type="float" office:value="444200" table:style-name="ce5">
            <text:p>444.200</text:p>
          </table:table-cell>
          <table:table-cell office:value-type="float" office:value="110850" table:style-name="ce5">
            <text:p>110.850</text:p>
          </table:table-cell>
          <table:table-cell office:value-type="float" office:value="3326700" table:style-name="ce6">
            <text:p>3.326.700</text:p>
          </table:table-cell>
          <table:table-cell office:value-type="float" office:value="3091748" table:style-name="ce6">
            <text:p>3.091.748</text:p>
          </table:table-cell>
          <table:table-cell office:value-type="percentage" office:value="0.92937385396939909" table:style-name="ce7">
            <text:p>92,9%</text:p>
          </table:table-cell>
          <table:table-cell office:value-type="float" office:value="1723934" table:style-name="ce5">
            <text:p>1.723.934</text:p>
          </table:table-cell>
          <table:table-cell office:value-type="float" office:value="1565808" table:style-name="ce5">
            <text:p>1.565.808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88560" table:style-name="ce5">
            <text:p>88.560</text:p>
          </table:table-cell>
          <table:table-cell office:value-type="float" office:value="20400" table:style-name="ce5">
            <text:p>20.400</text:p>
          </table:table-cell>
          <table:table-cell office:value-type="float" office:value="18100" table:style-name="ce5">
            <text:p>18.100</text:p>
          </table:table-cell>
          <table:table-cell office:value-type="float" office:value="4150" table:style-name="ce5">
            <text:p>4.150</text:p>
          </table:table-cell>
          <table:table-cell office:value-type="float" office:value="131210" table:style-name="ce6">
            <text:p>131.210</text:p>
          </table:table-cell>
          <table:table-cell office:value-type="float" office:value="102804" table:style-name="ce6">
            <text:p>102.804</text:p>
          </table:table-cell>
          <table:table-cell office:value-type="percentage" office:value="0.7835073546223611" table:style-name="ce7">
            <text:p>78,4%</text:p>
          </table:table-cell>
          <table:table-cell office:value-type="float" office:value="57554" table:style-name="ce5">
            <text:p>57.554</text:p>
          </table:table-cell>
          <table:table-cell office:value-type="float" office:value="51860" table:style-name="ce5">
            <text:p>51.860</text:p>
          </table:table-cell>
          <table:table-cell office:value-type="date" office:date-value="2021-08-27T00:00:00" table:style-name="ce8">
            <text:p>2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89730" table:style-name="ce5">
            <text:p>89.730</text:p>
          </table:table-cell>
          <table:table-cell office:value-type="float" office:value="21400" table:style-name="ce5">
            <text:p>21.400</text:p>
          </table:table-cell>
          <table:table-cell office:value-type="float" office:value="15100" table:style-name="ce5">
            <text:p>15.100</text:p>
          </table:table-cell>
          <table:table-cell office:value-type="float" office:value="5750" table:style-name="ce5">
            <text:p>5.750</text:p>
          </table:table-cell>
          <table:table-cell office:value-type="float" office:value="131980" table:style-name="ce6">
            <text:p>131.980</text:p>
          </table:table-cell>
          <table:table-cell office:value-type="float" office:value="95069" table:style-name="ce6">
            <text:p>95.069</text:p>
          </table:table-cell>
          <table:table-cell office:value-type="percentage" office:value="0.72032883770268219" table:style-name="ce7">
            <text:p>72,0%</text:p>
          </table:table-cell>
          <table:table-cell office:value-type="float" office:value="53753" table:style-name="ce5">
            <text:p>53.753</text:p>
          </table:table-cell>
          <table:table-cell office:value-type="float" office:value="49873" table:style-name="ce5">
            <text:p>49.873</text:p>
          </table:table-cell>
          <table:table-cell office:value-type="date" office:date-value="2021-08-27T00:00:00" table:style-name="ce8">
            <text:p>2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Fuerzas Armadas</text:p>
          </table:table-cell>
          <table:table-cell office:value-type="float" office:value="49368" table:style-name="ce5">
            <text:p>49.368</text:p>
          </table:table-cell>
          <table:table-cell office:value-type="float" office:value="58300" table:style-name="ce5">
            <text:p>58.300</text:p>
          </table:table-cell>
          <table:table-cell office:value-type="float" office:value="103900" table:style-name="ce5">
            <text:p>103.900</text:p>
          </table:table-cell>
          <table:table-cell office:value-type="float" office:value="2000" table:style-name="ce5">
            <text:p>2.000</text:p>
          </table:table-cell>
          <table:table-cell office:value-type="float" office:value="213568" table:style-name="ce6">
            <text:p>213.568</text:p>
          </table:table-cell>
          <table:table-cell office:value-type="float" office:value="170625" table:style-name="ce6">
            <text:p>170.625</text:p>
          </table:table-cell>
          <table:table-cell office:value-type="percentage" office:value="0.7989258690440515" table:style-name="ce7">
            <text:p>79,9%</text:p>
          </table:table-cell>
          <table:table-cell office:value-type="float" office:value="91538" table:style-name="ce5">
            <text:p>91.538</text:p>
          </table:table-cell>
          <table:table-cell office:value-type="float" office:value="85245" table:style-name="ce5">
            <text:p>85.245</text:p>
          </table:table-cell>
          <table:table-cell office:value-type="date" office:date-value="2021-08-28T00:00:00" table:style-name="ce8">
            <text:p>28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float" office:value="0" table:style-name="ce5">
            <text:p>0</text:p>
          </table:table-cell>
          <table:table-cell office:value-type="float" office:value="4180" table:style-name="ce5">
            <text:p>4.180</text:p>
          </table:table-cell>
          <table:table-cell office:value-type="float" office:value="0" table:style-name="ce5">
            <text:p>0</text:p>
          </table:table-cell>
          <table:table-cell office:value-type="float" office:value="2710" table:style-name="ce5">
            <text:p>2.710</text:p>
          </table:table-cell>
          <table:table-cell office:value-type="float" office:value="6890" table:style-name="ce6">
            <text:p>6.890</text:p>
          </table:table-cell>
          <table:table-cell office:value-type="float" office:value="4943" table:style-name="ce6">
            <text:p>4.943</text:p>
          </table:table-cell>
          <table:table-cell office:value-type="percentage" office:value="0.7174165457184325" table:style-name="ce7">
            <text:p>71,7%</text:p>
          </table:table-cell>
          <table:table-cell office:value-type="float" office:value="3662" table:style-name="ce5">
            <text:p>3.662</text:p>
          </table:table-cell>
          <table:table-cell office:value-type="float" office:value="3289" table:style-name="ce5">
            <text:p>3.289</text:p>
          </table:table-cell>
          <table:table-cell office:value-type="date" office:date-value="2021-08-27T00:00:00" table:style-name="ce8">
            <text:p>27/08/2021</text:p>
          </table:table-cell>
          <table:table-cell table:number-columns-repeated="11" table:style-name="ce3"/>
          <table:table-cell table:number-columns-repeated="16362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49767927" table:style-name="ce11">
            <text:p>49.767.927</text:p>
          </table:table-cell>
          <table:table-cell office:value-type="float" office:value="9585980" table:style-name="ce12">
            <text:p>9.585.980</text:p>
          </table:table-cell>
          <table:table-cell office:value-type="float" office:value="9874600" table:style-name="ce13">
            <text:p>9.874.600</text:p>
          </table:table-cell>
          <table:table-cell office:value-type="float" office:value="2648335" table:style-name="ce14">
            <text:p>2.648.335</text:p>
          </table:table-cell>
          <table:table-cell office:value-type="float" office:value="71876842" table:style-name="ce15">
            <text:p>71.876.842</text:p>
          </table:table-cell>
          <table:table-cell office:value-type="float" office:value="65444891" table:style-name="ce15">
            <text:p>65.444.891</text:p>
          </table:table-cell>
          <table:table-cell office:value-type="percentage" office:value="0.91051427941144103" table:style-name="ce16">
            <text:p>91,1%</text:p>
          </table:table-cell>
          <table:table-cell office:value-type="float" office:value="36346563" table:style-name="ce15">
            <text:p>36.346.563</text:p>
          </table:table-cell>
          <table:table-cell office:value-type="float" office:value="32811664" table:style-name="ce15">
            <text:p>32.811.664</text:p>
          </table:table-cell>
          <table:table-cell table:style-name="ce15"/>
          <table:table-cell table:number-columns-repeated="11" table:style-name="ce3"/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17"/>
          <table:covered-table-cell table:number-columns-repeated="9"/>
          <table:table-cell table:number-columns-repeated="16374" table:style-name="ce9"/>
        </table:table-row>
        <table:table-row table:style-name="ro5">
          <table:table-cell table:style-name="ce18"/>
          <table:table-cell table:number-columns-repeated="16383" table:style-name="ce9"/>
        </table:table-row>
        <table:table-row table:number-rows-repeated="1048550" table:style-name="ro3">
          <table:table-cell table:number-columns-repeated="16384"/>
        </table:table-row>
      </table:table>
      <table:table table:name="Mayores_de_40_años" table:style-name="ta1">
        <table:table-column table:style-name="co5" table:default-cell-style-name="ce21"/>
        <table:table-column table:style-name="co6" table:number-columns-repeated="5" table:default-cell-style-name="ce21"/>
        <table:table-column table:style-name="co4" table:number-columns-repeated="2" table:default-cell-style-name="ce21"/>
        <table:table-column table:style-name="co3" table:number-columns-repeated="7" table:default-cell-style-name="ce21"/>
        <table:table-column table:style-name="co4" table:number-columns-repeated="16369" table:default-cell-style-name="ce21"/>
        <table:table-row table:style-name="ro6">
          <table:table-cell table:style-name="ce19"/>
          <table:table-cell office:value-type="string" table:style-name="ce20">
            <text:p>Población a vacunar mayor de 40 años</text:p>
          </table:table-cell>
          <table:table-cell office:value-type="string" table:style-name="ce20">
            <text:p>Nº Personas con 1 dosis</text:p>
          </table:table-cell>
          <table:table-cell office:value-type="string" table:style-name="ce20">
            <text:p>% 1ª dosis</text:p>
          </table:table-cell>
          <table:table-cell office:value-type="string" table:style-name="ce20">
            <text:p>Nº Personas con pauta completa</text:p>
          </table:table-cell>
          <table:table-cell office:value-type="string" table:style-name="ce20">
            <text:p>% personas con pauta completa</text:p>
          </table:table-cell>
          <table:table-cell office:value-type="string" table:style-name="ce20">
            <text:p>Fecha de la última vacuna registrada<text:s/><text:span text:style-name="T1">(2)</text:span></text:p>
          </table:table-cell>
          <table:table-cell table:number-columns-repeated="16377"/>
        </table:table-row>
        <table:table-row table:style-name="ro2">
          <table:table-cell office:value-type="string" table:style-name="ce22">
            <text:p>Andalucía</text:p>
          </table:table-cell>
          <table:table-cell office:value-type="float" office:value="4630179" table:style-name="ce23">
            <text:p>4.630.179</text:p>
          </table:table-cell>
          <table:table-cell office:value-type="float" office:value="4409095" table:style-name="ce23">
            <text:p>4.409.095</text:p>
          </table:table-cell>
          <table:table-cell office:value-type="percentage" office:value="0.95225152202539043" table:style-name="ce24">
            <text:p>95,2%</text:p>
          </table:table-cell>
          <table:table-cell office:value-type="float" office:value="4331015" table:style-name="ce23">
            <text:p>4.331.015</text:p>
          </table:table-cell>
          <table:table-cell office:value-type="percentage" office:value="0.93538824308952206" table:style-name="ce24">
            <text:p>93,5%</text:p>
          </table:table-cell>
          <table:table-cell office:value-type="date" office:date-value="2021-08-29T00:00:00" table:style-name="ce25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ragón</text:p>
          </table:table-cell>
          <table:table-cell office:value-type="float" office:value="787338" table:style-name="ce5">
            <text:p>787.338</text:p>
          </table:table-cell>
          <table:table-cell office:value-type="float" office:value="739639" table:style-name="ce5">
            <text:p>739.639</text:p>
          </table:table-cell>
          <table:table-cell office:value-type="percentage" office:value="0.93941737855914487" table:style-name="ce26">
            <text:p>93,9%</text:p>
          </table:table-cell>
          <table:table-cell office:value-type="float" office:value="726619" table:style-name="ce5">
            <text:p>726.619</text:p>
          </table:table-cell>
          <table:table-cell office:value-type="percentage" office:value="0.92288064338314679" table:style-name="ce26">
            <text:p>92,3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sturias<text:s/></text:p>
          </table:table-cell>
          <table:table-cell office:value-type="float" office:value="676365" table:style-name="ce5">
            <text:p>676.365</text:p>
          </table:table-cell>
          <table:table-cell office:value-type="float" office:value="649896" table:style-name="ce5">
            <text:p>649.896</text:p>
          </table:table-cell>
          <table:table-cell office:value-type="percentage" office:value="0.96086580470603888" table:style-name="ce26">
            <text:p>96,1%</text:p>
          </table:table-cell>
          <table:table-cell office:value-type="float" office:value="642830" table:style-name="ce5">
            <text:p>642.830</text:p>
          </table:table-cell>
          <table:table-cell office:value-type="percentage" office:value="0.95041878275783043" table:style-name="ce26">
            <text:p>95,0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aleares</text:p>
          </table:table-cell>
          <table:table-cell office:value-type="float" office:value="619258" table:style-name="ce5">
            <text:p>619.258</text:p>
          </table:table-cell>
          <table:table-cell office:value-type="float" office:value="548084" table:style-name="ce5">
            <text:p>548.084</text:p>
          </table:table-cell>
          <table:table-cell office:value-type="percentage" office:value="0.8850656753727848" table:style-name="ce26">
            <text:p>88,5%</text:p>
          </table:table-cell>
          <table:table-cell office:value-type="float" office:value="532131" table:style-name="ce5">
            <text:p>532.131</text:p>
          </table:table-cell>
          <table:table-cell office:value-type="percentage" office:value="0.85930419954203252" table:style-name="ce26">
            <text:p>85,9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arias</text:p>
          </table:table-cell>
          <table:table-cell office:value-type="float" office:value="1218295" table:style-name="ce5">
            <text:p>1.218.295</text:p>
          </table:table-cell>
          <table:table-cell office:value-type="float" office:value="1095096" table:style-name="ce5">
            <text:p>1.095.096</text:p>
          </table:table-cell>
          <table:table-cell office:value-type="percentage" office:value="0.89887588802383656" table:style-name="ce26">
            <text:p>89,9%</text:p>
          </table:table-cell>
          <table:table-cell office:value-type="float" office:value="1066796" table:style-name="ce5">
            <text:p>1.066.796</text:p>
          </table:table-cell>
          <table:table-cell office:value-type="percentage" office:value="0.87564670297423863" table:style-name="ce26">
            <text:p>87,6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ntabria</text:p>
          </table:table-cell>
          <table:table-cell office:value-type="float" office:value="359186" table:style-name="ce5">
            <text:p>359.186</text:p>
          </table:table-cell>
          <table:table-cell office:value-type="float" office:value="341315" table:style-name="ce5">
            <text:p>341.315</text:p>
          </table:table-cell>
          <table:table-cell office:value-type="percentage" office:value="0.95024583363494119" table:style-name="ce26">
            <text:p>95,0%</text:p>
          </table:table-cell>
          <table:table-cell office:value-type="float" office:value="334654" table:style-name="ce5">
            <text:p>334.654</text:p>
          </table:table-cell>
          <table:table-cell office:value-type="percentage" office:value="0.93170112420862727" table:style-name="ce26">
            <text:p>93,2%</text:p>
          </table:table-cell>
          <table:table-cell office:value-type="date" office:date-value="2021-08-26T00:00:00" table:style-name="ce8">
            <text:p>26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y Leon<text:s/></text:p>
          </table:table-cell>
          <table:table-cell office:value-type="float" office:value="1532122" table:style-name="ce5">
            <text:p>1.532.122</text:p>
          </table:table-cell>
          <table:table-cell office:value-type="float" office:value="1458402" table:style-name="ce5">
            <text:p>1.458.402</text:p>
          </table:table-cell>
          <table:table-cell office:value-type="percentage" office:value="0.95188372727498205" table:style-name="ce26">
            <text:p>95,2%</text:p>
          </table:table-cell>
          <table:table-cell office:value-type="float" office:value="1432018" table:style-name="ce5">
            <text:p>1.432.018</text:p>
          </table:table-cell>
          <table:table-cell office:value-type="percentage" office:value="0.93466316651023873" table:style-name="ce26">
            <text:p>93,5%</text:p>
          </table:table-cell>
          <table:table-cell office:value-type="date" office:date-value="2021-08-28T00:00:00" table:style-name="ce8">
            <text:p>2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stilla - La Mancha</text:p>
          </table:table-cell>
          <table:table-cell office:value-type="float" office:value="1150822" table:style-name="ce5">
            <text:p>1.150.822</text:p>
          </table:table-cell>
          <table:table-cell office:value-type="float" office:value="1080926" table:style-name="ce5">
            <text:p>1.080.926</text:p>
          </table:table-cell>
          <table:table-cell office:value-type="percentage" office:value="0.93926428239988458" table:style-name="ce26">
            <text:p>93,9%</text:p>
          </table:table-cell>
          <table:table-cell office:value-type="float" office:value="1045146" table:style-name="ce5">
            <text:p>1.045.146</text:p>
          </table:table-cell>
          <table:table-cell office:value-type="percentage" office:value="0.90817346209926475" table:style-name="ce26">
            <text:p>90,8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ataluña</text:p>
          </table:table-cell>
          <table:table-cell office:value-type="float" office:value="4328607" table:style-name="ce5">
            <text:p>4.328.607</text:p>
          </table:table-cell>
          <table:table-cell office:value-type="float" office:value="3958788" table:style-name="ce5">
            <text:p>3.958.788</text:p>
          </table:table-cell>
          <table:table-cell office:value-type="percentage" office:value="0.91456396942480567" table:style-name="ce26">
            <text:p>91,5%</text:p>
          </table:table-cell>
          <table:table-cell office:value-type="float" office:value="3817919" table:style-name="ce5">
            <text:p>3.817.919</text:p>
          </table:table-cell>
          <table:table-cell office:value-type="percentage" office:value="0.88202024346400587" table:style-name="ce26">
            <text:p>88,2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. Valenciana</text:p>
          </table:table-cell>
          <table:table-cell office:value-type="float" office:value="2899043" table:style-name="ce5">
            <text:p>2.899.043</text:p>
          </table:table-cell>
          <table:table-cell office:value-type="float" office:value="2749659" table:style-name="ce5">
            <text:p>2.749.659</text:p>
          </table:table-cell>
          <table:table-cell office:value-type="percentage" office:value="0.9484712713816249" table:style-name="ce26">
            <text:p>94,8%</text:p>
          </table:table-cell>
          <table:table-cell office:value-type="float" office:value="2686087" table:style-name="ce5">
            <text:p>2.686.087</text:p>
          </table:table-cell>
          <table:table-cell office:value-type="percentage" office:value="0.92654265562808136" table:style-name="ce26">
            <text:p>92,7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xtremadura</text:p>
          </table:table-cell>
          <table:table-cell office:value-type="float" office:value="621888" table:style-name="ce5">
            <text:p>621.888</text:p>
          </table:table-cell>
          <table:table-cell office:value-type="float" office:value="611092" table:style-name="ce5">
            <text:p>611.092</text:p>
          </table:table-cell>
          <table:table-cell office:value-type="percentage" office:value="0.98263996089327987" table:style-name="ce26">
            <text:p>98,3%</text:p>
          </table:table-cell>
          <table:table-cell office:value-type="float" office:value="601686" table:style-name="ce5">
            <text:p>601.686</text:p>
          </table:table-cell>
          <table:table-cell office:value-type="percentage" office:value="0.96751505094164869" table:style-name="ce26">
            <text:p>96,8%</text:p>
          </table:table-cell>
          <table:table-cell office:value-type="date" office:date-value="2021-08-28T00:00:00" table:style-name="ce8">
            <text:p>28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alicia</text:p>
          </table:table-cell>
          <table:table-cell office:value-type="float" office:value="1720101" table:style-name="ce5">
            <text:p>1.720.101</text:p>
          </table:table-cell>
          <table:table-cell office:value-type="float" office:value="1658428" table:style-name="ce5">
            <text:p>1.658.428</text:p>
          </table:table-cell>
          <table:table-cell office:value-type="percentage" office:value="0.96414571004842153" table:style-name="ce26">
            <text:p>96,4%</text:p>
          </table:table-cell>
          <table:table-cell office:value-type="float" office:value="1645179" table:style-name="ce5">
            <text:p>1.645.179</text:p>
          </table:table-cell>
          <table:table-cell office:value-type="percentage" office:value="0.95644325536698138" table:style-name="ce26">
            <text:p>95,6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 Rioja</text:p>
          </table:table-cell>
          <table:table-cell office:value-type="float" office:value="188661" table:style-name="ce5">
            <text:p>188.661</text:p>
          </table:table-cell>
          <table:table-cell office:value-type="float" office:value="181053" table:style-name="ce5">
            <text:p>181.053</text:p>
          </table:table-cell>
          <table:table-cell office:value-type="percentage" office:value="0.9596737004468332" table:style-name="ce26">
            <text:p>96,0%</text:p>
          </table:table-cell>
          <table:table-cell office:value-type="float" office:value="176360" table:style-name="ce5">
            <text:p>176.360</text:p>
          </table:table-cell>
          <table:table-cell office:value-type="percentage" office:value="0.934798395004797" table:style-name="ce26">
            <text:p>93,5%</text:p>
          </table:table-cell>
          <table:table-cell office:value-type="date" office:date-value="2021-08-27T00:00:00" table:style-name="ce8">
            <text:p>27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adrid</text:p>
          </table:table-cell>
          <table:table-cell office:value-type="float" office:value="3732280" table:style-name="ce5">
            <text:p>3.732.280</text:p>
          </table:table-cell>
          <table:table-cell office:value-type="float" office:value="3494989" table:style-name="ce5">
            <text:p>3.494.989</text:p>
          </table:table-cell>
          <table:table-cell office:value-type="percentage" office:value="0.93642197262799143" table:style-name="ce26">
            <text:p>93,6%</text:p>
          </table:table-cell>
          <table:table-cell office:value-type="float" office:value="3411009" table:style-name="ce5">
            <text:p>3.411.009</text:p>
          </table:table-cell>
          <table:table-cell office:value-type="percentage" office:value="0.91392098127686028" table:style-name="ce26">
            <text:p>91,4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Murcia<text:s/></text:p>
          </table:table-cell>
          <table:table-cell office:value-type="float" office:value="786992" table:style-name="ce5">
            <text:p>786.992</text:p>
          </table:table-cell>
          <table:table-cell office:value-type="float" office:value="753665" table:style-name="ce5">
            <text:p>753.665</text:p>
          </table:table-cell>
          <table:table-cell office:value-type="percentage" office:value="0.95765268261939129" table:style-name="ce26">
            <text:p>95,8%</text:p>
          </table:table-cell>
          <table:table-cell office:value-type="float" office:value="715641" table:style-name="ce5">
            <text:p>715.641</text:p>
          </table:table-cell>
          <table:table-cell office:value-type="percentage" office:value="0.90933707077073211" table:style-name="ce26">
            <text:p>90,9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Navarra</text:p>
          </table:table-cell>
          <table:table-cell office:value-type="float" office:value="375498" table:style-name="ce5">
            <text:p>375.498</text:p>
          </table:table-cell>
          <table:table-cell office:value-type="float" office:value="354330" table:style-name="ce5">
            <text:p>354.330</text:p>
          </table:table-cell>
          <table:table-cell office:value-type="percentage" office:value="0.9436268635252385" table:style-name="ce26">
            <text:p>94,4%</text:p>
          </table:table-cell>
          <table:table-cell office:value-type="float" office:value="347547" table:style-name="ce5">
            <text:p>347.547</text:p>
          </table:table-cell>
          <table:table-cell office:value-type="percentage" office:value="0.92556285253183768" table:style-name="ce26">
            <text:p>92,6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País Vasco</text:p>
          </table:table-cell>
          <table:table-cell office:value-type="float" office:value="1353260" table:style-name="ce5">
            <text:p>1.353.260</text:p>
          </table:table-cell>
          <table:table-cell office:value-type="float" office:value="1285621" table:style-name="ce5">
            <text:p>1.285.621</text:p>
          </table:table-cell>
          <table:table-cell office:value-type="percentage" office:value="0.95001773495115494" table:style-name="ce26">
            <text:p>95,0%</text:p>
          </table:table-cell>
          <table:table-cell office:value-type="float" office:value="1264811" table:style-name="ce5">
            <text:p>1.264.811</text:p>
          </table:table-cell>
          <table:table-cell office:value-type="percentage" office:value="0.93464005438718356" table:style-name="ce26">
            <text:p>93,5%</text:p>
          </table:table-cell>
          <table:table-cell office:value-type="date" office:date-value="2021-08-29T00:00:00" table:style-name="ce8">
            <text:p>29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Ceuta</text:p>
          </table:table-cell>
          <table:table-cell office:value-type="float" office:value="38978" table:style-name="ce5">
            <text:p>38.978</text:p>
          </table:table-cell>
          <table:table-cell office:value-type="float" office:value="34862" table:style-name="ce5">
            <text:p>34.862</text:p>
          </table:table-cell>
          <table:table-cell office:value-type="percentage" office:value="0.89440197034224433" table:style-name="ce26">
            <text:p>89,4%</text:p>
          </table:table-cell>
          <table:table-cell office:value-type="float" office:value="33514" table:style-name="ce5">
            <text:p>33.514</text:p>
          </table:table-cell>
          <table:table-cell office:value-type="percentage" office:value="0.85981835907434967" table:style-name="ce26">
            <text:p>86,0%</text:p>
          </table:table-cell>
          <table:table-cell office:value-type="date" office:date-value="2021-08-27T00:00:00" table:style-name="ce8">
            <text:p>27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Melilla</text:p>
          </table:table-cell>
          <table:table-cell office:value-type="float" office:value="37225" table:style-name="ce5">
            <text:p>37.225</text:p>
          </table:table-cell>
          <table:table-cell office:value-type="float" office:value="31515" table:style-name="ce5">
            <text:p>31.515</text:p>
          </table:table-cell>
          <table:table-cell office:value-type="percentage" office:value="0.84660846205507057" table:style-name="ce26">
            <text:p>84,7%</text:p>
          </table:table-cell>
          <table:table-cell office:value-type="float" office:value="30685" table:style-name="ce5">
            <text:p>30.685</text:p>
          </table:table-cell>
          <table:table-cell office:value-type="percentage" office:value="0.82431161853593016" table:style-name="ce26">
            <text:p>82,4%</text:p>
          </table:table-cell>
          <table:table-cell office:value-type="date" office:date-value="2021-08-27T00:00:00" table:style-name="ce8">
            <text:p>27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FF.AA.</text:p>
          </table:table-cell>
          <table:table-cell office:value-type="string" table:style-name="ce5">
            <text:p>-</text:p>
          </table:table-cell>
          <table:table-cell office:value-type="float" office:value="34908" table:style-name="ce5">
            <text:p>34.908</text:p>
          </table:table-cell>
          <table:table-cell office:value-type="string" table:style-name="ce26">
            <text:p>-</text:p>
          </table:table-cell>
          <table:table-cell office:value-type="float" office:value="33090" table:style-name="ce5">
            <text:p>33.090</text:p>
          </table:table-cell>
          <table:table-cell office:value-type="string" table:style-name="ce26">
            <text:p>-</text:p>
          </table:table-cell>
          <table:table-cell office:value-type="date" office:date-value="2021-08-28T00:00:00" table:style-name="ce8">
            <text:p>28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4">
            <text:p>Sanidad Exterior</text:p>
          </table:table-cell>
          <table:table-cell office:value-type="string" table:style-name="ce5">
            <text:p>-</text:p>
          </table:table-cell>
          <table:table-cell office:value-type="float" office:value="1584" table:style-name="ce5">
            <text:p>1.584</text:p>
          </table:table-cell>
          <table:table-cell office:value-type="string" table:style-name="ce26">
            <text:p>-</text:p>
          </table:table-cell>
          <table:table-cell office:value-type="float" office:value="1485" table:style-name="ce5">
            <text:p>1.485</text:p>
          </table:table-cell>
          <table:table-cell office:value-type="string" table:style-name="ce26">
            <text:p>-</text:p>
          </table:table-cell>
          <table:table-cell office:value-type="date" office:date-value="2021-08-27T00:00:00" table:style-name="ce8">
            <text:p>27/08/2021</text:p>
          </table:table-cell>
          <table:table-cell table:number-columns-repeated="16377" table:style-name="ce21"/>
        </table:table-row>
        <table:table-row table:style-name="ro2">
          <table:table-cell office:value-type="string" table:style-name="ce10">
            <text:p>Totales</text:p>
          </table:table-cell>
          <table:table-cell office:value-type="float" office:value="27056098" table:style-name="ce15">
            <text:p>27.056.098</text:p>
          </table:table-cell>
          <table:table-cell office:value-type="float" office:value="25472947" table:style-name="ce15">
            <text:p>25.472.947</text:p>
          </table:table-cell>
          <table:table-cell office:value-type="percentage" office:value="0.94148635180135731" table:style-name="ce16">
            <text:p>94,1%</text:p>
          </table:table-cell>
          <table:table-cell office:value-type="float" office:value="24876222" table:style-name="ce15">
            <text:p>24.876.222</text:p>
          </table:table-cell>
          <table:table-cell office:value-type="percentage" office:value="0.91943124984245694" table:style-name="ce16">
            <text:p>91,9%</text:p>
          </table:table-cell>
          <table:table-cell table:style-name="ce27"/>
          <table:table-cell table:number-columns-repeated="16377" table:style-name="ce21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1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3" table:number-columns-repeated="20" table:default-cell-style-name="ce21"/>
        <table:table-column table:style-name="co4" table:number-columns-repeated="16344" table:default-cell-style-name="ce21"/>
        <table:table-row table:style-name="ro1">
          <table:table-cell table:style-name="ce28"/>
          <table:table-cell office:value-type="string" table:style-name="ce29">
            <text:p>Personas con al menos 1 dosis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con al menos 1 dosis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con al menos 1 dosis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Con al menos 1 dosis sobre Población a Vacunar INE</text:p>
          </table:table-cell>
          <table:table-cell office:value-type="string" table:style-name="ce32">
            <text:p>% Con al menos 1 dosis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33340" table:style-name="ce35">
            <text:p>433.340</text:p>
          </table:table-cell>
          <table:table-cell office:value-type="percentage" office:value="1" table:style-name="ce36">
            <text:p>100,0%</text:p>
          </table:table-cell>
          <table:table-cell office:value-type="float" office:value="652297" table:style-name="ce35">
            <text:p>652.297</text:p>
          </table:table-cell>
          <table:table-cell office:value-type="percentage" office:value="1" table:style-name="ce36">
            <text:p>100,0%</text:p>
          </table:table-cell>
          <table:table-cell office:value-type="float" office:value="919338" table:style-name="ce35">
            <text:p>919.338</text:p>
          </table:table-cell>
          <table:table-cell office:value-type="percentage" office:value="1" table:style-name="ce36">
            <text:p>100,0%</text:p>
          </table:table-cell>
          <table:table-cell office:value-type="float" office:value="1192441" table:style-name="ce35">
            <text:p>1.192.441</text:p>
          </table:table-cell>
          <table:table-cell office:value-type="percentage" office:value="0.94262545839159984" table:style-name="ce36">
            <text:p>94,3%</text:p>
          </table:table-cell>
          <table:table-cell office:value-type="float" office:value="1211679" table:style-name="ce35">
            <text:p>1.211.679</text:p>
          </table:table-cell>
          <table:table-cell office:value-type="percentage" office:value="0.8747864796688215" table:style-name="ce36">
            <text:p>87,5%</text:p>
          </table:table-cell>
          <table:table-cell office:value-type="float" office:value="876395" table:style-name="ce35">
            <text:p>876.395</text:p>
          </table:table-cell>
          <table:table-cell office:value-type="percentage" office:value="0.76862123613312205" table:style-name="ce36">
            <text:p>76,9%</text:p>
          </table:table-cell>
          <table:table-cell office:value-type="float" office:value="687017" table:style-name="ce35">
            <text:p>687.017</text:p>
          </table:table-cell>
          <table:table-cell office:value-type="percentage" office:value="0.73978433720409353" table:style-name="ce36">
            <text:p>74,0%</text:p>
          </table:table-cell>
          <table:table-cell office:value-type="float" office:value="548601" table:style-name="ce35">
            <text:p>548.601</text:p>
          </table:table-cell>
          <table:table-cell office:value-type="percentage" office:value="0.72864377672142777" table:style-name="ce36">
            <text:p>72,9%</text:p>
          </table:table-cell>
          <table:table-cell office:value-type="float" office:value="6521108" table:style-name="ce35">
            <text:p>6.521.108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87508452457234487" table:style-name="ce36">
            <text:p>87,5%</text:p>
          </table:table-cell>
          <table:table-cell office:value-type="percentage" office:value="0.77041485816319644" table:style-name="ce36">
            <text:p>77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101054" table:style-name="ce38">
            <text:p>101.054</text:p>
          </table:table-cell>
          <table:table-cell office:value-type="percentage" office:value="1" table:style-name="ce39">
            <text:p>100,0%</text:p>
          </table:table-cell>
          <table:table-cell office:value-type="float" office:value="118935" table:style-name="ce38">
            <text:p>118.935</text:p>
          </table:table-cell>
          <table:table-cell office:value-type="percentage" office:value="0.99983186919423306" table:style-name="ce39">
            <text:p>100,0%</text:p>
          </table:table-cell>
          <table:table-cell office:value-type="float" office:value="153262" table:style-name="ce38">
            <text:p>153.262</text:p>
          </table:table-cell>
          <table:table-cell office:value-type="percentage" office:value="0.98014286901967806" table:style-name="ce39">
            <text:p>98,0%</text:p>
          </table:table-cell>
          <table:table-cell office:value-type="float" office:value="183240" table:style-name="ce38">
            <text:p>183.240</text:p>
          </table:table-cell>
          <table:table-cell office:value-type="percentage" office:value="0.92421292606901839" table:style-name="ce39">
            <text:p>92,4%</text:p>
          </table:table-cell>
          <table:table-cell office:value-type="float" office:value="183148" table:style-name="ce38">
            <text:p>183.148</text:p>
          </table:table-cell>
          <table:table-cell office:value-type="percentage" office:value="0.85207706229093294" table:style-name="ce39">
            <text:p>85,2%</text:p>
          </table:table-cell>
          <table:table-cell office:value-type="float" office:value="118646" table:style-name="ce38">
            <text:p>118.646</text:p>
          </table:table-cell>
          <table:table-cell office:value-type="percentage" office:value="0.72219178749254354" table:style-name="ce39">
            <text:p>72,2%</text:p>
          </table:table-cell>
          <table:table-cell office:value-type="float" office:value="94857" table:style-name="ce38">
            <text:p>94.857</text:p>
          </table:table-cell>
          <table:table-cell office:value-type="percentage" office:value="0.7274254031794235" table:style-name="ce39">
            <text:p>72,7%</text:p>
          </table:table-cell>
          <table:table-cell office:value-type="float" office:value="72791" table:style-name="ce38">
            <text:p>72.791</text:p>
          </table:table-cell>
          <table:table-cell office:value-type="percentage" office:value="0.70596165223210394" table:style-name="ce39">
            <text:p>70,6%</text:p>
          </table:table-cell>
          <table:table-cell office:value-type="float" office:value="1025933" table:style-name="ce38">
            <text:p>1.025.933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6566835480207305" table:style-name="ce39">
            <text:p>86,6%</text:p>
          </table:table-cell>
          <table:table-cell office:value-type="percentage" office:value="0.77173156731164871" table:style-name="ce39">
            <text:p>77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8771" table:style-name="ce38">
            <text:p>88.771</text:p>
          </table:table-cell>
          <table:table-cell office:value-type="percentage" office:value="1" table:style-name="ce39">
            <text:p>100,0%</text:p>
          </table:table-cell>
          <table:table-cell office:value-type="float" office:value="114075" table:style-name="ce38">
            <text:p>114.075</text:p>
          </table:table-cell>
          <table:table-cell office:value-type="percentage" office:value="1" table:style-name="ce39">
            <text:p>100,0%</text:p>
          </table:table-cell>
          <table:table-cell office:value-type="float" office:value="146924" table:style-name="ce38">
            <text:p>146.924</text:p>
          </table:table-cell>
          <table:table-cell office:value-type="percentage" office:value="0.98177104215112398" table:style-name="ce39">
            <text:p>98,2%</text:p>
          </table:table-cell>
          <table:table-cell office:value-type="float" office:value="151778" table:style-name="ce38">
            <text:p>151.778</text:p>
          </table:table-cell>
          <table:table-cell office:value-type="percentage" office:value="0.93318577269513359" table:style-name="ce39">
            <text:p>93,3%</text:p>
          </table:table-cell>
          <table:table-cell office:value-type="float" office:value="148348" table:style-name="ce38">
            <text:p>148.348</text:p>
          </table:table-cell>
          <table:table-cell office:value-type="percentage" office:value="0.88834861341493354" table:style-name="ce39">
            <text:p>88,8%</text:p>
          </table:table-cell>
          <table:table-cell office:value-type="float" office:value="87720" table:style-name="ce38">
            <text:p>87.720</text:p>
          </table:table-cell>
          <table:table-cell office:value-type="percentage" office:value="0.76644153393155146" table:style-name="ce39">
            <text:p>76,6%</text:p>
          </table:table-cell>
          <table:table-cell office:value-type="float" office:value="61592" table:style-name="ce38">
            <text:p>61.592</text:p>
          </table:table-cell>
          <table:table-cell office:value-type="percentage" office:value="0.7785516552691788" table:style-name="ce39">
            <text:p>77,9%</text:p>
          </table:table-cell>
          <table:table-cell office:value-type="float" office:value="53224" table:style-name="ce38">
            <text:p>53.224</text:p>
          </table:table-cell>
          <table:table-cell office:value-type="percentage" office:value="0.83162499999999995" table:style-name="ce39">
            <text:p>83,2%</text:p>
          </table:table-cell>
          <table:table-cell office:value-type="float" office:value="852432" table:style-name="ce38">
            <text:p>852.432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91273943252524015" table:style-name="ce39">
            <text:p>91,3%</text:p>
          </table:table-cell>
          <table:table-cell office:value-type="percentage" office:value="0.83671514275842573" table:style-name="ce39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1244" table:style-name="ce38">
            <text:p>51.244</text:p>
          </table:table-cell>
          <table:table-cell office:value-type="percentage" office:value="1" table:style-name="ce39">
            <text:p>100,0%</text:p>
          </table:table-cell>
          <table:table-cell office:value-type="float" office:value="78812" table:style-name="ce38">
            <text:p>78.812</text:p>
          </table:table-cell>
          <table:table-cell office:value-type="percentage" office:value="0.97883650454568039" table:style-name="ce39">
            <text:p>97,9%</text:p>
          </table:table-cell>
          <table:table-cell office:value-type="float" office:value="109091" table:style-name="ce38">
            <text:p>109.091</text:p>
          </table:table-cell>
          <table:table-cell office:value-type="percentage" office:value="0.93056444114611325" table:style-name="ce39">
            <text:p>93,1%</text:p>
          </table:table-cell>
          <table:table-cell office:value-type="float" office:value="147582" table:style-name="ce38">
            <text:p>147.582</text:p>
          </table:table-cell>
          <table:table-cell office:value-type="percentage" office:value="0.890136733475274" table:style-name="ce39">
            <text:p>89,0%</text:p>
          </table:table-cell>
          <table:table-cell office:value-type="float" office:value="161355" table:style-name="ce38">
            <text:p>161.355</text:p>
          </table:table-cell>
          <table:table-cell office:value-type="percentage" office:value="0.7826232466096269" table:style-name="ce39">
            <text:p>78,3%</text:p>
          </table:table-cell>
          <table:table-cell office:value-type="float" office:value="117216" table:style-name="ce38">
            <text:p>117.216</text:p>
          </table:table-cell>
          <table:table-cell office:value-type="percentage" office:value="0.64338289779182922" table:style-name="ce39">
            <text:p>64,3%</text:p>
          </table:table-cell>
          <table:table-cell office:value-type="float" office:value="87798" table:style-name="ce38">
            <text:p>87.798</text:p>
          </table:table-cell>
          <table:table-cell office:value-type="percentage" office:value="0.63648489945049369" table:style-name="ce39">
            <text:p>63,6%</text:p>
          </table:table-cell>
          <table:table-cell office:value-type="float" office:value="65246" table:style-name="ce38">
            <text:p>65.246</text:p>
          </table:table-cell>
          <table:table-cell office:value-type="percentage" office:value="0.68334729786342685" table:style-name="ce39">
            <text:p>68,3%</text:p>
          </table:table-cell>
          <table:table-cell office:value-type="float" office:value="818344" table:style-name="ce38">
            <text:p>818.344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9077214753200165" table:style-name="ce39">
            <text:p>79,1%</text:p>
          </table:table-cell>
          <table:table-cell office:value-type="percentage" office:value="0.69851810817016535" table:style-name="ce39">
            <text:p>69,9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2646" table:style-name="ce38">
            <text:p>92.646</text:p>
          </table:table-cell>
          <table:table-cell office:value-type="percentage" office:value="1" table:style-name="ce39">
            <text:p>100,0%</text:p>
          </table:table-cell>
          <table:table-cell office:value-type="float" office:value="150699" table:style-name="ce38">
            <text:p>150.699</text:p>
          </table:table-cell>
          <table:table-cell office:value-type="percentage" office:value="0.97520238657615621" table:style-name="ce39">
            <text:p>97,5%</text:p>
          </table:table-cell>
          <table:table-cell office:value-type="float" office:value="222658" table:style-name="ce38">
            <text:p>222.658</text:p>
          </table:table-cell>
          <table:table-cell office:value-type="percentage" office:value="0.94711006754802374" table:style-name="ce39">
            <text:p>94,7%</text:p>
          </table:table-cell>
          <table:table-cell office:value-type="float" office:value="317323" table:style-name="ce38">
            <text:p>317.323</text:p>
          </table:table-cell>
          <table:table-cell office:value-type="percentage" office:value="0.9053127995617839" table:style-name="ce39">
            <text:p>90,5%</text:p>
          </table:table-cell>
          <table:table-cell office:value-type="float" office:value="311770" table:style-name="ce38">
            <text:p>311.770</text:p>
          </table:table-cell>
          <table:table-cell office:value-type="percentage" office:value="0.80368835132654848" table:style-name="ce39">
            <text:p>80,4%</text:p>
          </table:table-cell>
          <table:table-cell office:value-type="float" office:value="219992" table:style-name="ce38">
            <text:p>219.992</text:p>
          </table:table-cell>
          <table:table-cell office:value-type="percentage" office:value="0.70751992384235884" table:style-name="ce39">
            <text:p>70,8%</text:p>
          </table:table-cell>
          <table:table-cell office:value-type="float" office:value="175645" table:style-name="ce38">
            <text:p>175.645</text:p>
          </table:table-cell>
          <table:table-cell office:value-type="percentage" office:value="0.69770166992389215" table:style-name="ce39">
            <text:p>69,8%</text:p>
          </table:table-cell>
          <table:table-cell office:value-type="float" office:value="131665" table:style-name="ce38">
            <text:p>131.665</text:p>
          </table:table-cell>
          <table:table-cell office:value-type="percentage" office:value="0.73229809173679206" table:style-name="ce39">
            <text:p>73,2%</text:p>
          </table:table-cell>
          <table:table-cell office:value-type="float" office:value="1622398" table:style-name="ce38">
            <text:p>1.622.398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82742733226776777" table:style-name="ce39">
            <text:p>82,7%</text:p>
          </table:table-cell>
          <table:table-cell office:value-type="percentage" office:value="0.74560376331830847" table:style-name="ce39">
            <text:p>74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2353" table:style-name="ce38">
            <text:p>42.353</text:p>
          </table:table-cell>
          <table:table-cell office:value-type="percentage" office:value="1" table:style-name="ce39">
            <text:p>100,0%</text:p>
          </table:table-cell>
          <table:table-cell office:value-type="float" office:value="55942" table:style-name="ce38">
            <text:p>55.942</text:p>
          </table:table-cell>
          <table:table-cell office:value-type="percentage" office:value="1" table:style-name="ce39">
            <text:p>100,0%</text:p>
          </table:table-cell>
          <table:table-cell office:value-type="float" office:value="75827" table:style-name="ce38">
            <text:p>75.827</text:p>
          </table:table-cell>
          <table:table-cell office:value-type="percentage" office:value="0.98037365052686021" table:style-name="ce39">
            <text:p>98,0%</text:p>
          </table:table-cell>
          <table:table-cell office:value-type="float" office:value="82599" table:style-name="ce38">
            <text:p>82.599</text:p>
          </table:table-cell>
          <table:table-cell office:value-type="percentage" office:value="0.91813392023476059" table:style-name="ce39">
            <text:p>91,8%</text:p>
          </table:table-cell>
          <table:table-cell office:value-type="float" office:value="84594" table:style-name="ce38">
            <text:p>84.594</text:p>
          </table:table-cell>
          <table:table-cell office:value-type="percentage" office:value="0.86524358436723292" table:style-name="ce39">
            <text:p>86,5%</text:p>
          </table:table-cell>
          <table:table-cell office:value-type="float" office:value="50276" table:style-name="ce38">
            <text:p>50.276</text:p>
          </table:table-cell>
          <table:table-cell office:value-type="percentage" office:value="0.71340797184737414" table:style-name="ce39">
            <text:p>71,3%</text:p>
          </table:table-cell>
          <table:table-cell office:value-type="float" office:value="33562" table:style-name="ce38">
            <text:p>33.562</text:p>
          </table:table-cell>
          <table:table-cell office:value-type="percentage" office:value="0.66452826452826452" table:style-name="ce39">
            <text:p>66,5%</text:p>
          </table:table-cell>
          <table:table-cell office:value-type="float" office:value="22254" table:style-name="ce38">
            <text:p>22.254</text:p>
          </table:table-cell>
          <table:table-cell office:value-type="percentage" office:value="0.50619839410413303" table:style-name="ce39">
            <text:p>50,6%</text:p>
          </table:table-cell>
          <table:table-cell office:value-type="float" office:value="447407" table:style-name="ce38">
            <text:p>447.407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85362326306410474" table:style-name="ce39">
            <text:p>85,4%</text:p>
          </table:table-cell>
          <table:table-cell office:value-type="percentage" office:value="0.76754702738868252" table:style-name="ce39">
            <text:p>76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9058" table:style-name="ce38">
            <text:p>229.058</text:p>
          </table:table-cell>
          <table:table-cell office:value-type="percentage" office:value="1" table:style-name="ce39">
            <text:p>100,0%</text:p>
          </table:table-cell>
          <table:table-cell office:value-type="float" office:value="249895" table:style-name="ce38">
            <text:p>249.895</text:p>
          </table:table-cell>
          <table:table-cell office:value-type="percentage" office:value="1" table:style-name="ce39">
            <text:p>100,0%</text:p>
          </table:table-cell>
          <table:table-cell office:value-type="float" office:value="317704" table:style-name="ce38">
            <text:p>317.704</text:p>
          </table:table-cell>
          <table:table-cell office:value-type="percentage" office:value="0.99726594993329676" table:style-name="ce39">
            <text:p>99,7%</text:p>
          </table:table-cell>
          <table:table-cell office:value-type="float" office:value="347773" table:style-name="ce38">
            <text:p>347.773</text:p>
          </table:table-cell>
          <table:table-cell office:value-type="percentage" office:value="0.91237095822128944" table:style-name="ce39">
            <text:p>91,2%</text:p>
          </table:table-cell>
          <table:table-cell office:value-type="float" office:value="313972" table:style-name="ce38">
            <text:p>313.972</text:p>
          </table:table-cell>
          <table:table-cell office:value-type="percentage" office:value="0.86421051182890407" table:style-name="ce39">
            <text:p>86,4%</text:p>
          </table:table-cell>
          <table:table-cell office:value-type="float" office:value="202870" table:style-name="ce38">
            <text:p>202.870</text:p>
          </table:table-cell>
          <table:table-cell office:value-type="percentage" office:value="0.75759103453169174" table:style-name="ce39">
            <text:p>75,8%</text:p>
          </table:table-cell>
          <table:table-cell office:value-type="float" office:value="156081" table:style-name="ce38">
            <text:p>156.081</text:p>
          </table:table-cell>
          <table:table-cell office:value-type="percentage" office:value="0.73969934504232104" table:style-name="ce39">
            <text:p>74,0%</text:p>
          </table:table-cell>
          <table:table-cell office:value-type="float" office:value="113348" table:style-name="ce38">
            <text:p>113.348</text:p>
          </table:table-cell>
          <table:table-cell office:value-type="percentage" office:value="0.6855366452564986" table:style-name="ce39">
            <text:p>68,6%</text:p>
          </table:table-cell>
          <table:table-cell office:value-type="float" office:value="1930701" table:style-name="ce38">
            <text:p>1.930.701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8716753061339837" table:style-name="ce39">
            <text:p>88,7%</text:p>
          </table:table-cell>
          <table:table-cell office:value-type="percentage" office:value="0.80616580609440491" table:style-name="ce39">
            <text:p>80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7544" table:style-name="ce38">
            <text:p>137.544</text:p>
          </table:table-cell>
          <table:table-cell office:value-type="percentage" office:value="1" table:style-name="ce39">
            <text:p>100,0%</text:p>
          </table:table-cell>
          <table:table-cell office:value-type="float" office:value="157692" table:style-name="ce38">
            <text:p>157.692</text:p>
          </table:table-cell>
          <table:table-cell office:value-type="percentage" office:value="0.99114399029547273" table:style-name="ce39">
            <text:p>99,1%</text:p>
          </table:table-cell>
          <table:table-cell office:value-type="float" office:value="220189" table:style-name="ce38">
            <text:p>220.189</text:p>
          </table:table-cell>
          <table:table-cell office:value-type="percentage" office:value="1" table:style-name="ce39">
            <text:p>100,0%</text:p>
          </table:table-cell>
          <table:table-cell office:value-type="float" office:value="283402" table:style-name="ce38">
            <text:p>283.402</text:p>
          </table:table-cell>
          <table:table-cell office:value-type="percentage" office:value="0.92169846297946523" table:style-name="ce39">
            <text:p>92,2%</text:p>
          </table:table-cell>
          <table:table-cell office:value-type="float" office:value="282099" table:style-name="ce38">
            <text:p>282.099</text:p>
          </table:table-cell>
          <table:table-cell office:value-type="percentage" office:value="0.85328110585139361" table:style-name="ce39">
            <text:p>85,3%</text:p>
          </table:table-cell>
          <table:table-cell office:value-type="float" office:value="197532" table:style-name="ce38">
            <text:p>197.532</text:p>
          </table:table-cell>
          <table:table-cell office:value-type="percentage" office:value="0.74287798842426311" table:style-name="ce39">
            <text:p>74,3%</text:p>
          </table:table-cell>
          <table:table-cell office:value-type="float" office:value="160665" table:style-name="ce38">
            <text:p>160.665</text:p>
          </table:table-cell>
          <table:table-cell office:value-type="percentage" office:value="0.73669465218328301" table:style-name="ce39">
            <text:p>73,7%</text:p>
          </table:table-cell>
          <table:table-cell office:value-type="float" office:value="124342" table:style-name="ce38">
            <text:p>124.342</text:p>
          </table:table-cell>
          <table:table-cell office:value-type="percentage" office:value="0.71472420849332075" table:style-name="ce39">
            <text:p>71,5%</text:p>
          </table:table-cell>
          <table:table-cell office:value-type="float" office:value="1563465" table:style-name="ce38">
            <text:p>1.563.465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86437352387018018" table:style-name="ce39">
            <text:p>86,4%</text:p>
          </table:table-cell>
          <table:table-cell office:value-type="percentage" office:value="0.7644479496347828" table:style-name="ce39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7898" table:style-name="ce38">
            <text:p>457.898</text:p>
          </table:table-cell>
          <table:table-cell office:value-type="percentage" office:value="1" table:style-name="ce39">
            <text:p>100,0%</text:p>
          </table:table-cell>
          <table:table-cell office:value-type="float" office:value="615957" table:style-name="ce38">
            <text:p>615.957</text:p>
          </table:table-cell>
          <table:table-cell office:value-type="percentage" office:value="0.96956517632836559" table:style-name="ce39">
            <text:p>97,0%</text:p>
          </table:table-cell>
          <table:table-cell office:value-type="float" office:value="791462" table:style-name="ce38">
            <text:p>791.462</text:p>
          </table:table-cell>
          <table:table-cell office:value-type="percentage" office:value="0.94493447821352838" table:style-name="ce39">
            <text:p>94,5%</text:p>
          </table:table-cell>
          <table:table-cell office:value-type="float" office:value="1002782" table:style-name="ce38">
            <text:p>1.002.782</text:p>
          </table:table-cell>
          <table:table-cell office:value-type="percentage" office:value="0.91848357727747343" table:style-name="ce39">
            <text:p>91,8%</text:p>
          </table:table-cell>
          <table:table-cell office:value-type="float" office:value="1090689" table:style-name="ce38">
            <text:p>1.090.689</text:p>
          </table:table-cell>
          <table:table-cell office:value-type="percentage" office:value="0.82831582184992647" table:style-name="ce39">
            <text:p>82,8%</text:p>
          </table:table-cell>
          <table:table-cell office:value-type="float" office:value="713331" table:style-name="ce38">
            <text:p>713.331</text:p>
          </table:table-cell>
          <table:table-cell office:value-type="percentage" office:value="0.68284079291476973" table:style-name="ce39">
            <text:p>68,3%</text:p>
          </table:table-cell>
          <table:table-cell office:value-type="float" office:value="552977" table:style-name="ce38">
            <text:p>552.977</text:p>
          </table:table-cell>
          <table:table-cell office:value-type="percentage" office:value="0.6591416498298438" table:style-name="ce39">
            <text:p>65,9%</text:p>
          </table:table-cell>
          <table:table-cell office:value-type="float" office:value="420095" table:style-name="ce38">
            <text:p>420.095</text:p>
          </table:table-cell>
          <table:table-cell office:value-type="percentage" office:value="0.64022671092376016" table:style-name="ce39">
            <text:p>64,0%</text:p>
          </table:table-cell>
          <table:table-cell office:value-type="float" office:value="5645191" table:style-name="ce38">
            <text:p>5.645.191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82191250895410262" table:style-name="ce39">
            <text:p>82,2%</text:p>
          </table:table-cell>
          <table:table-cell office:value-type="percentage" office:value="0.72555828503617836" table:style-name="ce39">
            <text:p>72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6692" table:style-name="ce38">
            <text:p>296.692</text:p>
          </table:table-cell>
          <table:table-cell office:value-type="percentage" office:value="1" table:style-name="ce39">
            <text:p>100,0%</text:p>
          </table:table-cell>
          <table:table-cell office:value-type="float" office:value="433469" table:style-name="ce38">
            <text:p>433.469</text:p>
          </table:table-cell>
          <table:table-cell office:value-type="percentage" office:value="0.98996715860248208" table:style-name="ce39">
            <text:p>99,0%</text:p>
          </table:table-cell>
          <table:table-cell office:value-type="float" office:value="566227" table:style-name="ce38">
            <text:p>566.227</text:p>
          </table:table-cell>
          <table:table-cell office:value-type="percentage" office:value="0.97502961799672139" table:style-name="ce39">
            <text:p>97,5%</text:p>
          </table:table-cell>
          <table:table-cell office:value-type="float" office:value="710398" table:style-name="ce38">
            <text:p>710.398</text:p>
          </table:table-cell>
          <table:table-cell office:value-type="percentage" office:value="0.94425879994789552" table:style-name="ce39">
            <text:p>94,4%</text:p>
          </table:table-cell>
          <table:table-cell office:value-type="float" office:value="742873" table:style-name="ce38">
            <text:p>742.873</text:p>
          </table:table-cell>
          <table:table-cell office:value-type="percentage" office:value="0.87233850171679261" table:style-name="ce39">
            <text:p>87,2%</text:p>
          </table:table-cell>
          <table:table-cell office:value-type="float" office:value="484250" table:style-name="ce38">
            <text:p>484.250</text:p>
          </table:table-cell>
          <table:table-cell office:value-type="percentage" office:value="0.74642509776357635" table:style-name="ce39">
            <text:p>74,6%</text:p>
          </table:table-cell>
          <table:table-cell office:value-type="float" office:value="386308" table:style-name="ce38">
            <text:p>386.308</text:p>
          </table:table-cell>
          <table:table-cell office:value-type="percentage" office:value="0.74847614729736534" table:style-name="ce39">
            <text:p>74,8%</text:p>
          </table:table-cell>
          <table:table-cell office:value-type="float" office:value="311690" table:style-name="ce38">
            <text:p>311.690</text:p>
          </table:table-cell>
          <table:table-cell office:value-type="percentage" office:value="0.73419844487210595" table:style-name="ce39">
            <text:p>73,4%</text:p>
          </table:table-cell>
          <table:table-cell office:value-type="float" office:value="3931907" table:style-name="ce38">
            <text:p>3.931.907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87600376877676722" table:style-name="ce39">
            <text:p>87,6%</text:p>
          </table:table-cell>
          <table:table-cell office:value-type="percentage" office:value="0.77746342800275159" table:style-name="ce39">
            <text:p>77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8168" table:style-name="ce38">
            <text:p>78.168</text:p>
          </table:table-cell>
          <table:table-cell office:value-type="percentage" office:value="1" table:style-name="ce39">
            <text:p>100,0%</text:p>
          </table:table-cell>
          <table:table-cell office:value-type="float" office:value="95778" table:style-name="ce38">
            <text:p>95.778</text:p>
          </table:table-cell>
          <table:table-cell office:value-type="percentage" office:value="1" table:style-name="ce39">
            <text:p>100,0%</text:p>
          </table:table-cell>
          <table:table-cell office:value-type="float" office:value="132116" table:style-name="ce38">
            <text:p>132.116</text:p>
          </table:table-cell>
          <table:table-cell office:value-type="percentage" office:value="1" table:style-name="ce39">
            <text:p>100,0%</text:p>
          </table:table-cell>
          <table:table-cell office:value-type="float" office:value="160376" table:style-name="ce38">
            <text:p>160.376</text:p>
          </table:table-cell>
          <table:table-cell office:value-type="percentage" office:value="0.94775907715582453" table:style-name="ce39">
            <text:p>94,8%</text:p>
          </table:table-cell>
          <table:table-cell office:value-type="float" office:value="144654" table:style-name="ce38">
            <text:p>144.654</text:p>
          </table:table-cell>
          <table:table-cell office:value-type="percentage" office:value="0.906955747551632" table:style-name="ce39">
            <text:p>90,7%</text:p>
          </table:table-cell>
          <table:table-cell office:value-type="float" office:value="110142" table:style-name="ce38">
            <text:p>110.142</text:p>
          </table:table-cell>
          <table:table-cell office:value-type="percentage" office:value="0.82516350886656331" table:style-name="ce39">
            <text:p>82,5%</text:p>
          </table:table-cell>
          <table:table-cell office:value-type="float" office:value="87337" table:style-name="ce38">
            <text:p>87.337</text:p>
          </table:table-cell>
          <table:table-cell office:value-type="percentage" office:value="0.77071126014825275" table:style-name="ce39">
            <text:p>77,1%</text:p>
          </table:table-cell>
          <table:table-cell office:value-type="float" office:value="66772" table:style-name="ce38">
            <text:p>66.772</text:p>
          </table:table-cell>
          <table:table-cell office:value-type="percentage" office:value="0.78787020648967554" table:style-name="ce39">
            <text:p>78,8%</text:p>
          </table:table-cell>
          <table:table-cell office:value-type="float" office:value="875343" table:style-name="ce38">
            <text:p>875.343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91809212354880287" table:style-name="ce39">
            <text:p>91,8%</text:p>
          </table:table-cell>
          <table:table-cell office:value-type="percentage" office:value="0.82270084126967713" table:style-name="ce3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41699" table:style-name="ce38">
            <text:p>241.699</text:p>
          </table:table-cell>
          <table:table-cell office:value-type="percentage" office:value="1" table:style-name="ce39">
            <text:p>100,0%</text:p>
          </table:table-cell>
          <table:table-cell office:value-type="float" office:value="290400" table:style-name="ce38">
            <text:p>290.400</text:p>
          </table:table-cell>
          <table:table-cell office:value-type="percentage" office:value="1" table:style-name="ce39">
            <text:p>100,0%</text:p>
          </table:table-cell>
          <table:table-cell office:value-type="float" office:value="342023" table:style-name="ce38">
            <text:p>342.023</text:p>
          </table:table-cell>
          <table:table-cell office:value-type="percentage" office:value="0.98586446139966044" table:style-name="ce39">
            <text:p>98,6%</text:p>
          </table:table-cell>
          <table:table-cell office:value-type="float" office:value="385754" table:style-name="ce38">
            <text:p>385.754</text:p>
          </table:table-cell>
          <table:table-cell office:value-type="percentage" office:value="0.9503928413925975" table:style-name="ce39">
            <text:p>95,0%</text:p>
          </table:table-cell>
          <table:table-cell office:value-type="float" office:value="398552" table:style-name="ce38">
            <text:p>398.552</text:p>
          </table:table-cell>
          <table:table-cell office:value-type="percentage" office:value="0.89921732047894842" table:style-name="ce39">
            <text:p>89,9%</text:p>
          </table:table-cell>
          <table:table-cell office:value-type="float" office:value="248105" table:style-name="ce38">
            <text:p>248.105</text:p>
          </table:table-cell>
          <table:table-cell office:value-type="percentage" office:value="0.76715789343491814" table:style-name="ce39">
            <text:p>76,7%</text:p>
          </table:table-cell>
          <table:table-cell office:value-type="float" office:value="176936" table:style-name="ce38">
            <text:p>176.936</text:p>
          </table:table-cell>
          <table:table-cell office:value-type="percentage" office:value="0.76601971590736906" table:style-name="ce39">
            <text:p>76,6%</text:p>
          </table:table-cell>
          <table:table-cell office:value-type="float" office:value="148530" table:style-name="ce38">
            <text:p>148.530</text:p>
          </table:table-cell>
          <table:table-cell office:value-type="percentage" office:value="0.82513457809974056" table:style-name="ce39">
            <text:p>82,5%</text:p>
          </table:table-cell>
          <table:table-cell office:value-type="float" office:value="2231999" table:style-name="ce38">
            <text:p>2.231.999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90935087718583485" table:style-name="ce39">
            <text:p>90,9%</text:p>
          </table:table-cell>
          <table:table-cell office:value-type="percentage" office:value="0.82610974310270224" table:style-name="ce39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336" table:style-name="ce38">
            <text:p>23.336</text:p>
          </table:table-cell>
          <table:table-cell office:value-type="percentage" office:value="1" table:style-name="ce39">
            <text:p>100,0%</text:p>
          </table:table-cell>
          <table:table-cell office:value-type="float" office:value="28605" table:style-name="ce38">
            <text:p>28.605</text:p>
          </table:table-cell>
          <table:table-cell office:value-type="percentage" office:value="1" table:style-name="ce39">
            <text:p>100,0%</text:p>
          </table:table-cell>
          <table:table-cell office:value-type="float" office:value="37771" table:style-name="ce38">
            <text:p>37.771</text:p>
          </table:table-cell>
          <table:table-cell office:value-type="percentage" office:value="1" table:style-name="ce39">
            <text:p>100,0%</text:p>
          </table:table-cell>
          <table:table-cell office:value-type="float" office:value="44849" table:style-name="ce38">
            <text:p>44.849</text:p>
          </table:table-cell>
          <table:table-cell office:value-type="percentage" office:value="0.9409407519301779" table:style-name="ce39">
            <text:p>94,1%</text:p>
          </table:table-cell>
          <table:table-cell office:value-type="float" office:value="46492" table:style-name="ce38">
            <text:p>46.492</text:p>
          </table:table-cell>
          <table:table-cell office:value-type="percentage" office:value="0.87808563280261398" table:style-name="ce39">
            <text:p>87,8%</text:p>
          </table:table-cell>
          <table:table-cell office:value-type="float" office:value="29128" table:style-name="ce38">
            <text:p>29.128</text:p>
          </table:table-cell>
          <table:table-cell office:value-type="percentage" office:value="0.7408123299168341" table:style-name="ce39">
            <text:p>74,1%</text:p>
          </table:table-cell>
          <table:table-cell office:value-type="float" office:value="20902" table:style-name="ce38">
            <text:p>20.902</text:p>
          </table:table-cell>
          <table:table-cell office:value-type="percentage" office:value="0.68625648433908992" table:style-name="ce39">
            <text:p>68,6%</text:p>
          </table:table-cell>
          <table:table-cell office:value-type="float" office:value="17144" table:style-name="ce38">
            <text:p>17.144</text:p>
          </table:table-cell>
          <table:table-cell office:value-type="percentage" office:value="0.67147109509634972" table:style-name="ce39">
            <text:p>67,1%</text:p>
          </table:table-cell>
          <table:table-cell office:value-type="float" office:value="248227" table:style-name="ce38">
            <text:p>248.227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87413107018347014" table:style-name="ce39">
            <text:p>87,4%</text:p>
          </table:table-cell>
          <table:table-cell office:value-type="percentage" office:value="0.77591790293641416" table:style-name="ce39">
            <text:p>77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73251" table:style-name="ce38">
            <text:p>373.251</text:p>
          </table:table-cell>
          <table:table-cell office:value-type="percentage" office:value="1" table:style-name="ce39">
            <text:p>100,0%</text:p>
          </table:table-cell>
          <table:table-cell office:value-type="float" office:value="509467" table:style-name="ce38">
            <text:p>509.467</text:p>
          </table:table-cell>
          <table:table-cell office:value-type="percentage" office:value="0.96841931185501851" table:style-name="ce39">
            <text:p>96,8%</text:p>
          </table:table-cell>
          <table:table-cell office:value-type="float" office:value="682944" table:style-name="ce38">
            <text:p>682.944</text:p>
          </table:table-cell>
          <table:table-cell office:value-type="percentage" office:value="0.97102469277984649" table:style-name="ce39">
            <text:p>97,1%</text:p>
          </table:table-cell>
          <table:table-cell office:value-type="float" office:value="927184" table:style-name="ce38">
            <text:p>927.184</text:p>
          </table:table-cell>
          <table:table-cell office:value-type="percentage" office:value="0.9531252088081309" table:style-name="ce39">
            <text:p>95,3%</text:p>
          </table:table-cell>
          <table:table-cell office:value-type="float" office:value="1002143" table:style-name="ce38">
            <text:p>1.002.143</text:p>
          </table:table-cell>
          <table:table-cell office:value-type="percentage" office:value="0.85949221721638014" table:style-name="ce39">
            <text:p>85,9%</text:p>
          </table:table-cell>
          <table:table-cell office:value-type="float" office:value="698335" table:style-name="ce38">
            <text:p>698.335</text:p>
          </table:table-cell>
          <table:table-cell office:value-type="percentage" office:value="0.73536813950549684" table:style-name="ce39">
            <text:p>73,5%</text:p>
          </table:table-cell>
          <table:table-cell office:value-type="float" office:value="531344" table:style-name="ce38">
            <text:p>531.344</text:p>
          </table:table-cell>
          <table:table-cell office:value-type="percentage" office:value="0.71563891040102356" table:style-name="ce39">
            <text:p>71,6%</text:p>
          </table:table-cell>
          <table:table-cell office:value-type="float" office:value="328192" table:style-name="ce38">
            <text:p>328.192</text:p>
          </table:table-cell>
          <table:table-cell office:value-type="percentage" office:value="0.59289448677787771" table:style-name="ce39">
            <text:p>59,3%</text:p>
          </table:table-cell>
          <table:table-cell office:value-type="float" office:value="5052860" table:style-name="ce38">
            <text:p>5.052.860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84525146384112115" table:style-name="ce39">
            <text:p>84,5%</text:p>
          </table:table-cell>
          <table:table-cell office:value-type="percentage" office:value="0.74527189829684504" table:style-name="ce39">
            <text:p>74,5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3769" table:style-name="ce38">
            <text:p>73.769</text:p>
          </table:table-cell>
          <table:table-cell office:value-type="percentage" office:value="1" table:style-name="ce39">
            <text:p>100,0%</text:p>
          </table:table-cell>
          <table:table-cell office:value-type="float" office:value="102688" table:style-name="ce38">
            <text:p>102.688</text:p>
          </table:table-cell>
          <table:table-cell office:value-type="percentage" office:value="0.99794944557284326" table:style-name="ce39">
            <text:p>99,8%</text:p>
          </table:table-cell>
          <table:table-cell office:value-type="float" office:value="146751" table:style-name="ce38">
            <text:p>146.751</text:p>
          </table:table-cell>
          <table:table-cell office:value-type="percentage" office:value="0.99892450428496549" table:style-name="ce39">
            <text:p>99,9%</text:p>
          </table:table-cell>
          <table:table-cell office:value-type="float" office:value="204633" table:style-name="ce38">
            <text:p>204.633</text:p>
          </table:table-cell>
          <table:table-cell office:value-type="percentage" office:value="0.95956502982331093" table:style-name="ce39">
            <text:p>96,0%</text:p>
          </table:table-cell>
          <table:table-cell office:value-type="float" office:value="225824" table:style-name="ce38">
            <text:p>225.824</text:p>
          </table:table-cell>
          <table:table-cell office:value-type="percentage" office:value="0.8885216618074655" table:style-name="ce39">
            <text:p>88,9%</text:p>
          </table:table-cell>
          <table:table-cell office:value-type="float" office:value="157092" table:style-name="ce38">
            <text:p>157.092</text:p>
          </table:table-cell>
          <table:table-cell office:value-type="percentage" office:value="0.75162557475251557" table:style-name="ce39">
            <text:p>75,2%</text:p>
          </table:table-cell>
          <table:table-cell office:value-type="float" office:value="128874" table:style-name="ce38">
            <text:p>128.874</text:p>
          </table:table-cell>
          <table:table-cell office:value-type="percentage" office:value="0.74818865821373837" table:style-name="ce39">
            <text:p>74,8%</text:p>
          </table:table-cell>
          <table:table-cell office:value-type="float" office:value="103202" table:style-name="ce38">
            <text:p>103.202</text:p>
          </table:table-cell>
          <table:table-cell office:value-type="percentage" office:value="0.72731757509126527" table:style-name="ce39">
            <text:p>72,7%</text:p>
          </table:table-cell>
          <table:table-cell office:value-type="float" office:value="1142833" table:style-name="ce38">
            <text:p>1.142.833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87230037774675473" table:style-name="ce39">
            <text:p>87,2%</text:p>
          </table:table-cell>
          <table:table-cell office:value-type="percentage" office:value="0.75621653848368009" table:style-name="ce39">
            <text:p>75,6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2452" table:style-name="ce38">
            <text:p>42.452</text:p>
          </table:table-cell>
          <table:table-cell office:value-type="percentage" office:value="1" table:style-name="ce39">
            <text:p>100,0%</text:p>
          </table:table-cell>
          <table:table-cell office:value-type="float" office:value="55797" table:style-name="ce38">
            <text:p>55.797</text:p>
          </table:table-cell>
          <table:table-cell office:value-type="percentage" office:value="1" table:style-name="ce39">
            <text:p>100,0%</text:p>
          </table:table-cell>
          <table:table-cell office:value-type="float" office:value="71715" table:style-name="ce38">
            <text:p>71.715</text:p>
          </table:table-cell>
          <table:table-cell office:value-type="percentage" office:value="0.97116895076106391" table:style-name="ce39">
            <text:p>97,1%</text:p>
          </table:table-cell>
          <table:table-cell office:value-type="float" office:value="90809" table:style-name="ce38">
            <text:p>90.809</text:p>
          </table:table-cell>
          <table:table-cell office:value-type="percentage" office:value="0.93913789893892075" table:style-name="ce39">
            <text:p>93,9%</text:p>
          </table:table-cell>
          <table:table-cell office:value-type="float" office:value="93557" table:style-name="ce38">
            <text:p>93.557</text:p>
          </table:table-cell>
          <table:table-cell office:value-type="percentage" office:value="0.86625247680598505" table:style-name="ce39">
            <text:p>86,6%</text:p>
          </table:table-cell>
          <table:table-cell office:value-type="float" office:value="60823" table:style-name="ce38">
            <text:p>60.823</text:p>
          </table:table-cell>
          <table:table-cell office:value-type="percentage" office:value="0.74775328555095222" table:style-name="ce39">
            <text:p>74,8%</text:p>
          </table:table-cell>
          <table:table-cell office:value-type="float" office:value="50575" table:style-name="ce38">
            <text:p>50.575</text:p>
          </table:table-cell>
          <table:table-cell office:value-type="percentage" office:value="0.74236352694232832" table:style-name="ce39">
            <text:p>74,2%</text:p>
          </table:table-cell>
          <table:table-cell office:value-type="float" office:value="40246" table:style-name="ce38">
            <text:p>40.246</text:p>
          </table:table-cell>
          <table:table-cell office:value-type="percentage" office:value="0.7137334184578279" table:style-name="ce39">
            <text:p>71,4%</text:p>
          </table:table-cell>
          <table:table-cell office:value-type="float" office:value="505974" table:style-name="ce38">
            <text:p>505.974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87033717838012636" table:style-name="ce39">
            <text:p>87,0%</text:p>
          </table:table-cell>
          <table:table-cell office:value-type="percentage" office:value="0.76523940671237167" table:style-name="ce39">
            <text:p>76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3895" table:style-name="ce38">
            <text:p>163.895</text:p>
          </table:table-cell>
          <table:table-cell office:value-type="percentage" office:value="1" table:style-name="ce39">
            <text:p>100,0%</text:p>
          </table:table-cell>
          <table:table-cell office:value-type="float" office:value="213387" table:style-name="ce38">
            <text:p>213.387</text:p>
          </table:table-cell>
          <table:table-cell office:value-type="percentage" office:value="1" table:style-name="ce39">
            <text:p>100,0%</text:p>
          </table:table-cell>
          <table:table-cell office:value-type="float" office:value="276796" table:style-name="ce38">
            <text:p>276.796</text:p>
          </table:table-cell>
          <table:table-cell office:value-type="percentage" office:value="0.98813718455370758" table:style-name="ce39">
            <text:p>98,8%</text:p>
          </table:table-cell>
          <table:table-cell office:value-type="float" office:value="319030" table:style-name="ce38">
            <text:p>319.030</text:p>
          </table:table-cell>
          <table:table-cell office:value-type="percentage" office:value="0.93838700853293022" table:style-name="ce39">
            <text:p>93,8%</text:p>
          </table:table-cell>
          <table:table-cell office:value-type="float" office:value="312513" table:style-name="ce38">
            <text:p>312.513</text:p>
          </table:table-cell>
          <table:table-cell office:value-type="percentage" office:value="0.86297851894193567" table:style-name="ce39">
            <text:p>86,3%</text:p>
          </table:table-cell>
          <table:table-cell office:value-type="float" office:value="190406" table:style-name="ce38">
            <text:p>190.406</text:p>
          </table:table-cell>
          <table:table-cell office:value-type="percentage" office:value="0.73080451211508268" table:style-name="ce39">
            <text:p>73,1%</text:p>
          </table:table-cell>
          <table:table-cell office:value-type="float" office:value="139955" table:style-name="ce38">
            <text:p>139.955</text:p>
          </table:table-cell>
          <table:table-cell office:value-type="percentage" office:value="0.69444857939603244" table:style-name="ce39">
            <text:p>69,4%</text:p>
          </table:table-cell>
          <table:table-cell office:value-type="float" office:value="107952" table:style-name="ce38">
            <text:p>107.952</text:p>
          </table:table-cell>
          <table:table-cell office:value-type="percentage" office:value="0.64026191238745955" table:style-name="ce39">
            <text:p>64,0%</text:p>
          </table:table-cell>
          <table:table-cell office:value-type="float" office:value="1723934" table:style-name="ce38">
            <text:p>1.723.934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86894331137537717" table:style-name="ce39">
            <text:p>86,9%</text:p>
          </table:table-cell>
          <table:table-cell office:value-type="percentage" office:value="0.77637058973998696" table:style-name="ce39">
            <text:p>77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86" table:style-name="ce38">
            <text:p>2.386</text:p>
          </table:table-cell>
          <table:table-cell office:value-type="percentage" office:value="0.91593090211132433" table:style-name="ce39">
            <text:p>91,6%</text:p>
          </table:table-cell>
          <table:table-cell office:value-type="float" office:value="3872" table:style-name="ce38">
            <text:p>3.872</text:p>
          </table:table-cell>
          <table:table-cell office:value-type="percentage" office:value="0.89671144048170448" table:style-name="ce39">
            <text:p>89,7%</text:p>
          </table:table-cell>
          <table:table-cell office:value-type="float" office:value="7551" table:style-name="ce38">
            <text:p>7.551</text:p>
          </table:table-cell>
          <table:table-cell office:value-type="percentage" office:value="0.96105383734249716" table:style-name="ce39">
            <text:p>96,1%</text:p>
          </table:table-cell>
          <table:table-cell office:value-type="float" office:value="10321" table:style-name="ce38">
            <text:p>10.321</text:p>
          </table:table-cell>
          <table:table-cell office:value-type="percentage" office:value="0.89312911041883003" table:style-name="ce39">
            <text:p>89,3%</text:p>
          </table:table-cell>
          <table:table-cell office:value-type="float" office:value="10732" table:style-name="ce38">
            <text:p>10.732</text:p>
          </table:table-cell>
          <table:table-cell office:value-type="percentage" office:value="0.84891631071033069" table:style-name="ce39">
            <text:p>84,9%</text:p>
          </table:table-cell>
          <table:table-cell office:value-type="float" office:value="8547" table:style-name="ce38">
            <text:p>8.547</text:p>
          </table:table-cell>
          <table:table-cell office:value-type="percentage" office:value="0.71859761224146623" table:style-name="ce39">
            <text:p>71,9%</text:p>
          </table:table-cell>
          <table:table-cell office:value-type="float" office:value="7941" table:style-name="ce38">
            <text:p>7.941</text:p>
          </table:table-cell>
          <table:table-cell office:value-type="percentage" office:value="0.72408133491383242" table:style-name="ce39">
            <text:p>72,4%</text:p>
          </table:table-cell>
          <table:table-cell office:value-type="float" office:value="6204" table:style-name="ce38">
            <text:p>6.204</text:p>
          </table:table-cell>
          <table:table-cell office:value-type="percentage" office:value="0.67981591058514135" table:style-name="ce39">
            <text:p>68,0%</text:p>
          </table:table-cell>
          <table:table-cell office:value-type="float" office:value="57554" table:style-name="ce38">
            <text:p>57.554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81101951666314376" table:style-name="ce39">
            <text:p>81,1%</text:p>
          </table:table-cell>
          <table:table-cell office:value-type="percentage" office:value="0.6835229566993658" table:style-name="ce39">
            <text:p>68,4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2002" table:style-name="ce38">
            <text:p>2.002</text:p>
          </table:table-cell>
          <table:table-cell office:value-type="percentage" office:value="0.85227756492124307" table:style-name="ce39">
            <text:p>85,2%</text:p>
          </table:table-cell>
          <table:table-cell office:value-type="float" office:value="3291" table:style-name="ce38">
            <text:p>3.291</text:p>
          </table:table-cell>
          <table:table-cell office:value-type="percentage" office:value="0.87806830309498396" table:style-name="ce39">
            <text:p>87,8%</text:p>
          </table:table-cell>
          <table:table-cell office:value-type="float" office:value="7036" table:style-name="ce38">
            <text:p>7.036</text:p>
          </table:table-cell>
          <table:table-cell office:value-type="percentage" office:value="0.89893956816149223" table:style-name="ce39">
            <text:p>89,9%</text:p>
          </table:table-cell>
          <table:table-cell office:value-type="float" office:value="9456" table:style-name="ce38">
            <text:p>9.456</text:p>
          </table:table-cell>
          <table:table-cell office:value-type="percentage" office:value="0.83688822019647757" table:style-name="ce39">
            <text:p>83,7%</text:p>
          </table:table-cell>
          <table:table-cell office:value-type="float" office:value="9730" table:style-name="ce38">
            <text:p>9.730</text:p>
          </table:table-cell>
          <table:table-cell office:value-type="percentage" office:value="0.81069821696383937" table:style-name="ce39">
            <text:p>81,1%</text:p>
          </table:table-cell>
          <table:table-cell office:value-type="float" office:value="8109" table:style-name="ce38">
            <text:p>8.109</text:p>
          </table:table-cell>
          <table:table-cell office:value-type="percentage" office:value="0.66834253688288137" table:style-name="ce39">
            <text:p>66,8%</text:p>
          </table:table-cell>
          <table:table-cell office:value-type="float" office:value="7801" table:style-name="ce38">
            <text:p>7.801</text:p>
          </table:table-cell>
          <table:table-cell office:value-type="percentage" office:value="0.65035431429762403" table:style-name="ce39">
            <text:p>65,0%</text:p>
          </table:table-cell>
          <table:table-cell office:value-type="float" office:value="6328" table:style-name="ce38">
            <text:p>6.328</text:p>
          </table:table-cell>
          <table:table-cell office:value-type="percentage" office:value="0.6609567578859411" table:style-name="ce39">
            <text:p>66,1%</text:p>
          </table:table-cell>
          <table:table-cell office:value-type="float" office:value="53753" table:style-name="ce38">
            <text:p>53.75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5786371903506422" table:style-name="ce39">
            <text:p>75,8%</text:p>
          </table:table-cell>
          <table:table-cell office:value-type="percentage" office:value="0.6173113142542147" table:style-name="ce39">
            <text:p>61,7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32" table:style-name="ce38">
            <text:p>32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511" table:style-name="ce38">
            <text:p>3.511</text:p>
          </table:table-cell>
          <table:table-cell office:value-type="string" table:style-name="ce39">
            <text:p>-</text:p>
          </table:table-cell>
          <table:table-cell office:value-type="float" office:value="9474" table:style-name="ce38">
            <text:p>9.474</text:p>
          </table:table-cell>
          <table:table-cell office:value-type="string" table:style-name="ce39">
            <text:p>-</text:p>
          </table:table-cell>
          <table:table-cell office:value-type="float" office:value="21873" table:style-name="ce38">
            <text:p>21.873</text:p>
          </table:table-cell>
          <table:table-cell office:value-type="string" table:style-name="ce39">
            <text:p>-</text:p>
          </table:table-cell>
          <table:table-cell office:value-type="float" office:value="31523" table:style-name="ce38">
            <text:p>31.523</text:p>
          </table:table-cell>
          <table:table-cell office:value-type="string" table:style-name="ce39">
            <text:p>-</text:p>
          </table:table-cell>
          <table:table-cell office:value-type="float" office:value="24140" table:style-name="ce38">
            <text:p>24.140</text:p>
          </table:table-cell>
          <table:table-cell office:value-type="string" table:style-name="ce39">
            <text:p>-</text:p>
          </table:table-cell>
          <table:table-cell office:value-type="float" office:value="967" table:style-name="ce38">
            <text:p>967</text:p>
          </table:table-cell>
          <table:table-cell office:value-type="string" table:style-name="ce39">
            <text:p>-</text:p>
          </table:table-cell>
          <table:table-cell office:value-type="float" office:value="91538" table:style-name="ce38">
            <text:p>91.538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0">
            <text:p>Sanidad Exterior</text:p>
          </table:table-cell>
          <table:table-cell office:value-type="float" office:value="21" table:style-name="ce41">
            <text:p>21</text:p>
          </table:table-cell>
          <table:table-cell office:value-type="string" table:style-name="ce42">
            <text:p>-</text:p>
          </table:table-cell>
          <table:table-cell office:value-type="float" office:value="22" table:style-name="ce41">
            <text:p>22</text:p>
          </table:table-cell>
          <table:table-cell office:value-type="string" table:style-name="ce42">
            <text:p>-</text:p>
          </table:table-cell>
          <table:table-cell office:value-type="float" office:value="164" table:style-name="ce41">
            <text:p>164</text:p>
          </table:table-cell>
          <table:table-cell office:value-type="string" table:style-name="ce42">
            <text:p>-</text:p>
          </table:table-cell>
          <table:table-cell office:value-type="float" office:value="468" table:style-name="ce41">
            <text:p>468</text:p>
          </table:table-cell>
          <table:table-cell office:value-type="string" table:style-name="ce42">
            <text:p>-</text:p>
          </table:table-cell>
          <table:table-cell office:value-type="float" office:value="909" table:style-name="ce41">
            <text:p>909</text:p>
          </table:table-cell>
          <table:table-cell office:value-type="string" table:style-name="ce42">
            <text:p>-</text:p>
          </table:table-cell>
          <table:table-cell office:value-type="float" office:value="1017" table:style-name="ce41">
            <text:p>1.017</text:p>
          </table:table-cell>
          <table:table-cell office:value-type="string" table:style-name="ce42">
            <text:p>-</text:p>
          </table:table-cell>
          <table:table-cell office:value-type="float" office:value="928" table:style-name="ce41">
            <text:p>928</text:p>
          </table:table-cell>
          <table:table-cell office:value-type="string" table:style-name="ce42">
            <text:p>-</text:p>
          </table:table-cell>
          <table:table-cell office:value-type="float" office:value="133" table:style-name="ce41">
            <text:p>133</text:p>
          </table:table-cell>
          <table:table-cell office:value-type="string" table:style-name="ce42">
            <text:p>-</text:p>
          </table:table-cell>
          <table:table-cell office:value-type="float" office:value="3662" table:style-name="ce41">
            <text:p>3.662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4" table:style-name="ce21"/>
          <table:table-cell table:number-columns-repeated="16339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931611" table:style-name="ce45">
            <text:p>2.931.611</text:p>
          </table:table-cell>
          <table:table-cell office:value-type="percentage" office:value="1" table:style-name="ce46">
            <text:p>100,0%</text:p>
          </table:table-cell>
          <table:table-cell office:value-type="float" office:value="3931098" table:style-name="ce45">
            <text:p>3.931.098</text:p>
          </table:table-cell>
          <table:table-cell office:value-type="percentage" office:value="0.99269023458066763" table:style-name="ce46">
            <text:p>99,3%</text:p>
          </table:table-cell>
          <table:table-cell office:value-type="float" office:value="5231060" table:style-name="ce45">
            <text:p>5.231.060</text:p>
          </table:table-cell>
          <table:table-cell office:value-type="percentage" office:value="0.98015246807842482" table:style-name="ce46">
            <text:p>98,0%</text:p>
          </table:table-cell>
          <table:table-cell office:value-type="float" office:value="6581672" table:style-name="ce45">
            <text:p>6.581.672</text:p>
          </table:table-cell>
          <table:table-cell office:value-type="percentage" office:value="0.93578638552055038" table:style-name="ce46">
            <text:p>93,6%</text:p>
          </table:table-cell>
          <table:table-cell office:value-type="float" office:value="6797506" table:style-name="ce45">
            <text:p>6.797.506</text:p>
          </table:table-cell>
          <table:table-cell office:value-type="percentage" office:value="0.86134472043353705" table:style-name="ce46">
            <text:p>86,1%</text:p>
          </table:table-cell>
          <table:table-cell office:value-type="float" office:value="4611455" table:style-name="ce45">
            <text:p>4.611.455</text:p>
          </table:table-cell>
          <table:table-cell office:value-type="percentage" office:value="0.7401535663102371" table:style-name="ce46">
            <text:p>74,0%</text:p>
          </table:table-cell>
          <table:table-cell office:value-type="float" office:value="3573235" table:style-name="ce45">
            <text:p>3.573.235</text:p>
          </table:table-cell>
          <table:table-cell office:value-type="percentage" office:value="0.72264816043230651" table:style-name="ce46">
            <text:p>72,3%</text:p>
          </table:table-cell>
          <table:table-cell office:value-type="float" office:value="2688926" table:style-name="ce45">
            <text:p>2.688.926</text:p>
          </table:table-cell>
          <table:table-cell office:value-type="percentage" office:value="0.69147418948199979" table:style-name="ce46">
            <text:p>69,1%</text:p>
          </table:table-cell>
          <table:table-cell office:value-type="float" office:value="36346563" table:style-name="ce45">
            <text:p>36.346.563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86293239048678905" table:style-name="ce46">
            <text:p>86,3%</text:p>
          </table:table-cell>
          <table:table-cell office:value-type="percentage" office:value="0.7659842790832061" table:style-name="ce46">
            <text:p>76,6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7" table:default-cell-style-name="ce21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21"/>
        <table:table-column table:style-name="co8" table:default-cell-style-name="ce47"/>
        <table:table-column table:style-name="co8" table:default-cell-style-name="ce43"/>
        <table:table-column table:style-name="co4" table:default-cell-style-name="ce47"/>
        <table:table-column table:style-name="co4" table:default-cell-style-name="ce21"/>
        <table:table-column table:style-name="co4" table:default-cell-style-name="ce47"/>
        <table:table-column table:style-name="co4" table:number-columns-repeated="2" table:default-cell-style-name="ce21"/>
        <table:table-column table:style-name="co4" table:default-cell-style-name="ce47"/>
        <table:table-column table:style-name="co4" table:number-columns-repeated="3" table:default-cell-style-name="ce21"/>
        <table:table-column table:style-name="co3" table:number-columns-repeated="20" table:default-cell-style-name="ce21"/>
        <table:table-column table:style-name="co4" table:number-columns-repeated="16343" table:default-cell-style-name="ce21"/>
        <table:table-row table:style-name="ro1">
          <table:table-cell table:style-name="ce28"/>
          <table:table-cell office:value-type="string" table:style-name="ce29">
            <text:p>Personas pauta completa ≥80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70-7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60-6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50-5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40-4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30-3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20-29 años</text:p>
          </table:table-cell>
          <table:table-cell office:value-type="string" table:style-name="ce30">
            <text:p>%</text:p>
          </table:table-cell>
          <table:table-cell office:value-type="string" table:style-name="ce29">
            <text:p>Personas pauta completa 12-19 años</text:p>
          </table:table-cell>
          <table:table-cell office:value-type="string" table:style-name="ce30">
            <text:p>%</text:p>
          </table:table-cell>
          <table:table-cell office:value-type="string" table:style-name="ce31">
            <text:p>Total Personas pauta completa</text:p>
          </table:table-cell>
          <table:table-cell office:value-type="string" table:style-name="ce31">
            <text:p>Total Población INE Población a Vacunar (1)</text:p>
          </table:table-cell>
          <table:table-cell office:value-type="string" table:style-name="ce32">
            <text:p>% pauta completa sobre Población a Vacunar INE</text:p>
          </table:table-cell>
          <table:table-cell office:value-type="string" table:style-name="ce32">
            <text:p>% pauta completa sobre Total Población INE</text:p>
          </table:table-cell>
          <table:table-cell table:number-columns-repeated="16363" table:style-name="ce33"/>
        </table:table-row>
        <table:table-row table:style-name="ro5">
          <table:table-cell office:value-type="string" table:style-name="ce34">
            <text:p>Andalucía</text:p>
          </table:table-cell>
          <table:table-cell office:value-type="float" office:value="426451" table:style-name="ce35">
            <text:p>426.451</text:p>
          </table:table-cell>
          <table:table-cell office:value-type="percentage" office:value="1" table:style-name="ce36">
            <text:p>100,0%</text:p>
          </table:table-cell>
          <table:table-cell office:value-type="float" office:value="646484" table:style-name="ce35">
            <text:p>646.484</text:p>
          </table:table-cell>
          <table:table-cell office:value-type="percentage" office:value="0.99400812754370127" table:style-name="ce36">
            <text:p>99,4%</text:p>
          </table:table-cell>
          <table:table-cell office:value-type="float" office:value="898266" table:style-name="ce35">
            <text:p>898.266</text:p>
          </table:table-cell>
          <table:table-cell office:value-type="percentage" office:value="0.98048238983481906" table:style-name="ce36">
            <text:p>98,0%</text:p>
          </table:table-cell>
          <table:table-cell office:value-type="float" office:value="1176616" table:style-name="ce35">
            <text:p>1.176.616</text:p>
          </table:table-cell>
          <table:table-cell office:value-type="percentage" office:value="0.93011578463914824" table:style-name="ce36">
            <text:p>93,0%</text:p>
          </table:table-cell>
          <table:table-cell office:value-type="float" office:value="1183198" table:style-name="ce35">
            <text:p>1.183.198</text:p>
          </table:table-cell>
          <table:table-cell office:value-type="percentage" office:value="0.85422427323671557" table:style-name="ce36">
            <text:p>85,4%</text:p>
          </table:table-cell>
          <table:table-cell office:value-type="float" office:value="810231" table:style-name="ce35">
            <text:p>810.231</text:p>
          </table:table-cell>
          <table:table-cell office:value-type="percentage" office:value="0.71059368523710842" table:style-name="ce36">
            <text:p>71,1%</text:p>
          </table:table-cell>
          <table:table-cell office:value-type="float" office:value="572397" table:style-name="ce35">
            <text:p>572.397</text:p>
          </table:table-cell>
          <table:table-cell office:value-type="percentage" office:value="0.61636078184762755" table:style-name="ce36">
            <text:p>61,6%</text:p>
          </table:table-cell>
          <table:table-cell office:value-type="float" office:value="210004" table:style-name="ce35">
            <text:p>210.004</text:p>
          </table:table-cell>
          <table:table-cell office:value-type="percentage" office:value="0.27892422304481163" table:style-name="ce36">
            <text:p>27,9%</text:p>
          </table:table-cell>
          <table:table-cell office:value-type="float" office:value="5923647" table:style-name="ce35">
            <text:p>5.923.647</text:p>
          </table:table-cell>
          <table:table-cell office:value-type="float" office:value="7451975" table:style-name="ce35">
            <text:p>7.451.975</text:p>
          </table:table-cell>
          <table:table-cell office:value-type="percentage" office:value="0.79490967159712689" table:style-name="ce36">
            <text:p>79,5%</text:p>
          </table:table-cell>
          <table:table-cell office:value-type="percentage" office:value="0.69982979323664696" table:style-name="ce36">
            <text:p>70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ragón</text:p>
          </table:table-cell>
          <table:table-cell office:value-type="float" office:value="99594" table:style-name="ce38">
            <text:p>99.594</text:p>
          </table:table-cell>
          <table:table-cell office:value-type="percentage" office:value="1" table:style-name="ce39">
            <text:p>100,0%</text:p>
          </table:table-cell>
          <table:table-cell office:value-type="float" office:value="118042" table:style-name="ce38">
            <text:p>118.042</text:p>
          </table:table-cell>
          <table:table-cell office:value-type="percentage" office:value="0.99232482871674166" table:style-name="ce39">
            <text:p>99,2%</text:p>
          </table:table-cell>
          <table:table-cell office:value-type="float" office:value="150224" table:style-name="ce38">
            <text:p>150.224</text:p>
          </table:table-cell>
          <table:table-cell office:value-type="percentage" office:value="0.96071421719416505" table:style-name="ce39">
            <text:p>96,1%</text:p>
          </table:table-cell>
          <table:table-cell office:value-type="float" office:value="180365" table:style-name="ce38">
            <text:p>180.365</text:p>
          </table:table-cell>
          <table:table-cell office:value-type="percentage" office:value="0.90971220481575255" table:style-name="ce39">
            <text:p>91,0%</text:p>
          </table:table-cell>
          <table:table-cell office:value-type="float" office:value="178394" table:style-name="ce38">
            <text:p>178.394</text:p>
          </table:table-cell>
          <table:table-cell office:value-type="percentage" office:value="0.82995957067687709" table:style-name="ce39">
            <text:p>83,0%</text:p>
          </table:table-cell>
          <table:table-cell office:value-type="float" office:value="109557" table:style-name="ce38">
            <text:p>109.557</text:p>
          </table:table-cell>
          <table:table-cell office:value-type="percentage" office:value="0.66686753588254633" table:style-name="ce39">
            <text:p>66,7%</text:p>
          </table:table-cell>
          <table:table-cell office:value-type="float" office:value="81548" table:style-name="ce38">
            <text:p>81.548</text:p>
          </table:table-cell>
          <table:table-cell office:value-type="percentage" office:value="0.62536330242866234" table:style-name="ce39">
            <text:p>62,5%</text:p>
          </table:table-cell>
          <table:table-cell office:value-type="float" office:value="36094" table:style-name="ce38">
            <text:p>36.094</text:p>
          </table:table-cell>
          <table:table-cell office:value-type="percentage" office:value="0.35005673607541532" table:style-name="ce39">
            <text:p>35,0%</text:p>
          </table:table-cell>
          <table:table-cell office:value-type="float" office:value="953818" table:style-name="ce38">
            <text:p>953.818</text:p>
          </table:table-cell>
          <table:table-cell office:value-type="float" office:value="1185134" table:style-name="ce38">
            <text:p>1.185.134</text:p>
          </table:table-cell>
          <table:table-cell office:value-type="percentage" office:value="0.80481869560741659" table:style-name="ce39">
            <text:p>80,5%</text:p>
          </table:table-cell>
          <table:table-cell office:value-type="percentage" office:value="0.71748492354769966" table:style-name="ce39">
            <text:p>71,7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Asturias<text:s/></text:p>
          </table:table-cell>
          <table:table-cell office:value-type="float" office:value="87858" table:style-name="ce38">
            <text:p>87.858</text:p>
          </table:table-cell>
          <table:table-cell office:value-type="percentage" office:value="1" table:style-name="ce39">
            <text:p>100,0%</text:p>
          </table:table-cell>
          <table:table-cell office:value-type="float" office:value="113612" table:style-name="ce38">
            <text:p>113.612</text:p>
          </table:table-cell>
          <table:table-cell office:value-type="percentage" office:value="1" table:style-name="ce39">
            <text:p>100,0%</text:p>
          </table:table-cell>
          <table:table-cell office:value-type="float" office:value="145189" table:style-name="ce38">
            <text:p>145.189</text:p>
          </table:table-cell>
          <table:table-cell office:value-type="percentage" office:value="0.97017747841659319" table:style-name="ce39">
            <text:p>97,0%</text:p>
          </table:table-cell>
          <table:table-cell office:value-type="float" office:value="150314" table:style-name="ce38">
            <text:p>150.314</text:p>
          </table:table-cell>
          <table:table-cell office:value-type="percentage" office:value="0.92418457376494823" table:style-name="ce39">
            <text:p>92,4%</text:p>
          </table:table-cell>
          <table:table-cell office:value-type="float" office:value="145857" table:style-name="ce38">
            <text:p>145.857</text:p>
          </table:table-cell>
          <table:table-cell office:value-type="percentage" office:value="0.87343182049546986" table:style-name="ce39">
            <text:p>87,3%</text:p>
          </table:table-cell>
          <table:table-cell office:value-type="float" office:value="82125" table:style-name="ce38">
            <text:p>82.125</text:p>
          </table:table-cell>
          <table:table-cell office:value-type="percentage" office:value="0.71755598465718951" table:style-name="ce39">
            <text:p>71,8%</text:p>
          </table:table-cell>
          <table:table-cell office:value-type="float" office:value="52182" table:style-name="ce38">
            <text:p>52.182</text:p>
          </table:table-cell>
          <table:table-cell office:value-type="percentage" office:value="0.65960485899558852" table:style-name="ce39">
            <text:p>66,0%</text:p>
          </table:table-cell>
          <table:table-cell office:value-type="float" office:value="21131" table:style-name="ce38">
            <text:p>21.131</text:p>
          </table:table-cell>
          <table:table-cell office:value-type="percentage" office:value="0.330171875" table:style-name="ce39">
            <text:p>33,0%</text:p>
          </table:table-cell>
          <table:table-cell office:value-type="float" office:value="798268" table:style-name="ce38">
            <text:p>798.268</text:p>
          </table:table-cell>
          <table:table-cell office:value-type="float" office:value="933927" table:style-name="ce38">
            <text:p>933.927</text:p>
          </table:table-cell>
          <table:table-cell office:value-type="percentage" office:value="0.8547434649603235" table:style-name="ce39">
            <text:p>85,5%</text:p>
          </table:table-cell>
          <table:table-cell office:value-type="percentage" office:value="0.78354980054653389" table:style-name="ce39">
            <text:p>78,4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Baleares</text:p>
          </table:table-cell>
          <table:table-cell office:value-type="float" office:value="50482" table:style-name="ce38">
            <text:p>50.482</text:p>
          </table:table-cell>
          <table:table-cell office:value-type="percentage" office:value="1" table:style-name="ce39">
            <text:p>100,0%</text:p>
          </table:table-cell>
          <table:table-cell office:value-type="float" office:value="78079" table:style-name="ce38">
            <text:p>78.079</text:p>
          </table:table-cell>
          <table:table-cell office:value-type="percentage" office:value="0.96973272393064736" table:style-name="ce39">
            <text:p>97,0%</text:p>
          </table:table-cell>
          <table:table-cell office:value-type="float" office:value="105568" table:style-name="ce38">
            <text:p>105.568</text:p>
          </table:table-cell>
          <table:table-cell office:value-type="percentage" office:value="0.90051266303281552" table:style-name="ce39">
            <text:p>90,1%</text:p>
          </table:table-cell>
          <table:table-cell office:value-type="float" office:value="143136" table:style-name="ce38">
            <text:p>143.136</text:p>
          </table:table-cell>
          <table:table-cell office:value-type="percentage" office:value="0.86332080797601884" table:style-name="ce39">
            <text:p>86,3%</text:p>
          </table:table-cell>
          <table:table-cell office:value-type="float" office:value="154866" table:style-name="ce38">
            <text:p>154.866</text:p>
          </table:table-cell>
          <table:table-cell office:value-type="percentage" office:value="0.75114952563878701" table:style-name="ce39">
            <text:p>75,1%</text:p>
          </table:table-cell>
          <table:table-cell office:value-type="float" office:value="107044" table:style-name="ce38">
            <text:p>107.044</text:p>
          </table:table-cell>
          <table:table-cell office:value-type="percentage" office:value="0.58755015451157322" table:style-name="ce39">
            <text:p>58,8%</text:p>
          </table:table-cell>
          <table:table-cell office:value-type="float" office:value="77920" table:style-name="ce38">
            <text:p>77.920</text:p>
          </table:table-cell>
          <table:table-cell office:value-type="percentage" office:value="0.56487509243015177" table:style-name="ce39">
            <text:p>56,5%</text:p>
          </table:table-cell>
          <table:table-cell office:value-type="float" office:value="53216" table:style-name="ce38">
            <text:p>53.216</text:p>
          </table:table-cell>
          <table:table-cell office:value-type="percentage" office:value="0.55735232509426058" table:style-name="ce39">
            <text:p>55,7%</text:p>
          </table:table-cell>
          <table:table-cell office:value-type="float" office:value="770311" table:style-name="ce38">
            <text:p>770.311</text:p>
          </table:table-cell>
          <table:table-cell office:value-type="float" office:value="1034867" table:style-name="ce38">
            <text:p>1.034.867</text:p>
          </table:table-cell>
          <table:table-cell office:value-type="percentage" office:value="0.74435748748389885" table:style-name="ce39">
            <text:p>74,4%</text:p>
          </table:table-cell>
          <table:table-cell office:value-type="percentage" office:value="0.65751833266043158" table:style-name="ce39">
            <text:p>65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arias</text:p>
          </table:table-cell>
          <table:table-cell office:value-type="float" office:value="91180" table:style-name="ce38">
            <text:p>91.180</text:p>
          </table:table-cell>
          <table:table-cell office:value-type="percentage" office:value="1" table:style-name="ce39">
            <text:p>100,0%</text:p>
          </table:table-cell>
          <table:table-cell office:value-type="float" office:value="149081" table:style-name="ce38">
            <text:p>149.081</text:p>
          </table:table-cell>
          <table:table-cell office:value-type="percentage" office:value="0.96473199552193412" table:style-name="ce39">
            <text:p>96,5%</text:p>
          </table:table-cell>
          <table:table-cell office:value-type="float" office:value="211791" table:style-name="ce38">
            <text:p>211.791</text:p>
          </table:table-cell>
          <table:table-cell office:value-type="percentage" office:value="0.90088561073962536" table:style-name="ce39">
            <text:p>90,1%</text:p>
          </table:table-cell>
          <table:table-cell office:value-type="float" office:value="312245" table:style-name="ce38">
            <text:p>312.245</text:p>
          </table:table-cell>
          <table:table-cell office:value-type="percentage" office:value="0.89082542109827911" table:style-name="ce39">
            <text:p>89,1%</text:p>
          </table:table-cell>
          <table:table-cell office:value-type="float" office:value="302499" table:style-name="ce38">
            <text:p>302.499</text:p>
          </table:table-cell>
          <table:table-cell office:value-type="percentage" office:value="0.77978934018003532" table:style-name="ce39">
            <text:p>78,0%</text:p>
          </table:table-cell>
          <table:table-cell office:value-type="float" office:value="199897" table:style-name="ce38">
            <text:p>199.897</text:p>
          </table:table-cell>
          <table:table-cell office:value-type="percentage" office:value="0.64289206069455251" table:style-name="ce39">
            <text:p>64,3%</text:p>
          </table:table-cell>
          <table:table-cell office:value-type="float" office:value="151788" table:style-name="ce38">
            <text:p>151.788</text:p>
          </table:table-cell>
          <table:table-cell office:value-type="percentage" office:value="0.60293626960293623" table:style-name="ce39">
            <text:p>60,3%</text:p>
          </table:table-cell>
          <table:table-cell office:value-type="float" office:value="87198" table:style-name="ce38">
            <text:p>87.198</text:p>
          </table:table-cell>
          <table:table-cell office:value-type="percentage" office:value="0.48498028331952148" table:style-name="ce39">
            <text:p>48,5%</text:p>
          </table:table-cell>
          <table:table-cell office:value-type="float" office:value="1505679" table:style-name="ce38">
            <text:p>1.505.679</text:p>
          </table:table-cell>
          <table:table-cell office:value-type="float" office:value="1960774" table:style-name="ce38">
            <text:p>1.960.774</text:p>
          </table:table-cell>
          <table:table-cell office:value-type="percentage" office:value="0.76790032915573136" table:style-name="ce39">
            <text:p>76,8%</text:p>
          </table:table-cell>
          <table:table-cell office:value-type="percentage" office:value="0.69196333375000918" table:style-name="ce39">
            <text:p>69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ntabria</text:p>
          </table:table-cell>
          <table:table-cell office:value-type="float" office:value="41869" table:style-name="ce38">
            <text:p>41.869</text:p>
          </table:table-cell>
          <table:table-cell office:value-type="percentage" office:value="1" table:style-name="ce39">
            <text:p>100,0%</text:p>
          </table:table-cell>
          <table:table-cell office:value-type="float" office:value="55628" table:style-name="ce38">
            <text:p>55.628</text:p>
          </table:table-cell>
          <table:table-cell office:value-type="percentage" office:value="1" table:style-name="ce39">
            <text:p>100,0%</text:p>
          </table:table-cell>
          <table:table-cell office:value-type="float" office:value="74716" table:style-name="ce38">
            <text:p>74.716</text:p>
          </table:table-cell>
          <table:table-cell office:value-type="percentage" office:value="0.96600943823130137" table:style-name="ce39">
            <text:p>96,6%</text:p>
          </table:table-cell>
          <table:table-cell office:value-type="float" office:value="80971" table:style-name="ce38">
            <text:p>80.971</text:p>
          </table:table-cell>
          <table:table-cell office:value-type="percentage" office:value="0.9000377928949358" table:style-name="ce39">
            <text:p>90,0%</text:p>
          </table:table-cell>
          <table:table-cell office:value-type="float" office:value="81470" table:style-name="ce38">
            <text:p>81.470</text:p>
          </table:table-cell>
          <table:table-cell office:value-type="percentage" office:value="0.83329071587108383" table:style-name="ce39">
            <text:p>83,3%</text:p>
          </table:table-cell>
          <table:table-cell office:value-type="float" office:value="41074" table:style-name="ce38">
            <text:p>41.074</text:p>
          </table:table-cell>
          <table:table-cell office:value-type="percentage" office:value="0.58283314177060719" table:style-name="ce39">
            <text:p>58,3%</text:p>
          </table:table-cell>
          <table:table-cell office:value-type="float" office:value="17688" table:style-name="ce38">
            <text:p>17.688</text:p>
          </table:table-cell>
          <table:table-cell office:value-type="percentage" office:value="0.35022275022275023" table:style-name="ce39">
            <text:p>35,0%</text:p>
          </table:table-cell>
          <table:table-cell office:value-type="float" office:value="1913" table:style-name="ce38">
            <text:p>1.913</text:p>
          </table:table-cell>
          <table:table-cell office:value-type="percentage" office:value="4.3513863931032917E-2" table:style-name="ce39">
            <text:p>4,4%</text:p>
          </table:table-cell>
          <table:table-cell office:value-type="float" office:value="395329" table:style-name="ce38">
            <text:p>395.329</text:p>
          </table:table-cell>
          <table:table-cell office:value-type="float" office:value="524127" table:style-name="ce38">
            <text:p>524.127</text:p>
          </table:table-cell>
          <table:table-cell office:value-type="percentage" office:value="0.75426184875039826" table:style-name="ce39">
            <text:p>75,4%</text:p>
          </table:table-cell>
          <table:table-cell office:value-type="percentage" office:value="0.67820485327797841" table:style-name="ce39">
            <text:p>67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y Leon</text:p>
          </table:table-cell>
          <table:table-cell office:value-type="float" office:value="226209" table:style-name="ce38">
            <text:p>226.209</text:p>
          </table:table-cell>
          <table:table-cell office:value-type="percentage" office:value="1" table:style-name="ce39">
            <text:p>100,0%</text:p>
          </table:table-cell>
          <table:table-cell office:value-type="float" office:value="248265" table:style-name="ce38">
            <text:p>248.265</text:p>
          </table:table-cell>
          <table:table-cell office:value-type="percentage" office:value="1" table:style-name="ce39">
            <text:p>100,0%</text:p>
          </table:table-cell>
          <table:table-cell office:value-type="float" office:value="310433" table:style-name="ce38">
            <text:p>310.433</text:p>
          </table:table-cell>
          <table:table-cell office:value-type="percentage" office:value="0.97444243898611005" table:style-name="ce39">
            <text:p>97,4%</text:p>
          </table:table-cell>
          <table:table-cell office:value-type="float" office:value="341634" table:style-name="ce38">
            <text:p>341.634</text:p>
          </table:table-cell>
          <table:table-cell office:value-type="percentage" office:value="0.89626549485144613" table:style-name="ce39">
            <text:p>89,6%</text:p>
          </table:table-cell>
          <table:table-cell office:value-type="float" office:value="305477" table:style-name="ce38">
            <text:p>305.477</text:p>
          </table:table-cell>
          <table:table-cell office:value-type="percentage" office:value="0.84082795447351399" table:style-name="ce39">
            <text:p>84,1%</text:p>
          </table:table-cell>
          <table:table-cell office:value-type="float" office:value="189404" table:style-name="ce38">
            <text:p>189.404</text:p>
          </table:table-cell>
          <table:table-cell office:value-type="percentage" office:value="0.70730404842727135" table:style-name="ce39">
            <text:p>70,7%</text:p>
          </table:table-cell>
          <table:table-cell office:value-type="float" office:value="112487" table:style-name="ce38">
            <text:p>112.487</text:p>
          </table:table-cell>
          <table:table-cell office:value-type="percentage" office:value="0.53309858487436379" table:style-name="ce39">
            <text:p>53,3%</text:p>
          </table:table-cell>
          <table:table-cell office:value-type="float" office:value="15739" table:style-name="ce38">
            <text:p>15.739</text:p>
          </table:table-cell>
          <table:table-cell office:value-type="percentage" office:value="9.5190574687617185E-2" table:style-name="ce39">
            <text:p>9,5%</text:p>
          </table:table-cell>
          <table:table-cell office:value-type="float" office:value="1749648" table:style-name="ce38">
            <text:p>1.749.648</text:p>
          </table:table-cell>
          <table:table-cell office:value-type="float" office:value="2176253" table:style-name="ce38">
            <text:p>2.176.253</text:p>
          </table:table-cell>
          <table:table-cell office:value-type="percentage" office:value="0.80397269986531894" table:style-name="ce39">
            <text:p>80,4%</text:p>
          </table:table-cell>
          <table:table-cell office:value-type="percentage" office:value="0.7305669755707711" table:style-name="ce39">
            <text:p>73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stilla - La Mancha</text:p>
          </table:table-cell>
          <table:table-cell office:value-type="float" office:value="135534" table:style-name="ce38">
            <text:p>135.534</text:p>
          </table:table-cell>
          <table:table-cell office:value-type="percentage" office:value="1" table:style-name="ce39">
            <text:p>100,0%</text:p>
          </table:table-cell>
          <table:table-cell office:value-type="float" office:value="156399" table:style-name="ce38">
            <text:p>156.399</text:p>
          </table:table-cell>
          <table:table-cell office:value-type="percentage" office:value="0.98301707720253173" table:style-name="ce39">
            <text:p>98,3%</text:p>
          </table:table-cell>
          <table:table-cell office:value-type="float" office:value="211299" table:style-name="ce38">
            <text:p>211.299</text:p>
          </table:table-cell>
          <table:table-cell office:value-type="percentage" office:value="0.96729138818186811" table:style-name="ce39">
            <text:p>96,7%</text:p>
          </table:table-cell>
          <table:table-cell office:value-type="float" office:value="273243" table:style-name="ce38">
            <text:p>273.243</text:p>
          </table:table-cell>
          <table:table-cell office:value-type="percentage" office:value="0.88865870078509679" table:style-name="ce39">
            <text:p>88,9%</text:p>
          </table:table-cell>
          <table:table-cell office:value-type="float" office:value="268671" table:style-name="ce38">
            <text:p>268.671</text:p>
          </table:table-cell>
          <table:table-cell office:value-type="percentage" office:value="0.81266466024409789" table:style-name="ce39">
            <text:p>81,3%</text:p>
          </table:table-cell>
          <table:table-cell office:value-type="float" office:value="179721" table:style-name="ce38">
            <text:p>179.721</text:p>
          </table:table-cell>
          <table:table-cell office:value-type="percentage" office:value="0.67589441182996679" table:style-name="ce39">
            <text:p>67,6%</text:p>
          </table:table-cell>
          <table:table-cell office:value-type="float" office:value="133021" table:style-name="ce38">
            <text:p>133.021</text:p>
          </table:table-cell>
          <table:table-cell office:value-type="percentage" office:value="0.60993906157577871" table:style-name="ce39">
            <text:p>61,0%</text:p>
          </table:table-cell>
          <table:table-cell office:value-type="float" office:value="38334" table:style-name="ce38">
            <text:p>38.334</text:p>
          </table:table-cell>
          <table:table-cell office:value-type="percentage" office:value="0.22034580277286001" table:style-name="ce39">
            <text:p>22,0%</text:p>
          </table:table-cell>
          <table:table-cell office:value-type="float" office:value="1396222" table:style-name="ce38">
            <text:p>1.396.222</text:p>
          </table:table-cell>
          <table:table-cell office:value-type="float" office:value="1808784" table:style-name="ce38">
            <text:p>1.808.784</text:p>
          </table:table-cell>
          <table:table-cell office:value-type="percentage" office:value="0.77191195853125638" table:style-name="ce39">
            <text:p>77,2%</text:p>
          </table:table-cell>
          <table:table-cell office:value-type="percentage" office:value="0.68267536857875022" table:style-name="ce39">
            <text:p>68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ataluña</text:p>
          </table:table-cell>
          <table:table-cell office:value-type="float" office:value="450338" table:style-name="ce38">
            <text:p>450.338</text:p>
          </table:table-cell>
          <table:table-cell office:value-type="percentage" office:value="1" table:style-name="ce39">
            <text:p>100,0%</text:p>
          </table:table-cell>
          <table:table-cell office:value-type="float" office:value="607938" table:style-name="ce38">
            <text:p>607.938</text:p>
          </table:table-cell>
          <table:table-cell office:value-type="percentage" office:value="0.95694263425322534" table:style-name="ce39">
            <text:p>95,7%</text:p>
          </table:table-cell>
          <table:table-cell office:value-type="float" office:value="769351" table:style-name="ce38">
            <text:p>769.351</text:p>
          </table:table-cell>
          <table:table-cell office:value-type="percentage" office:value="0.91853593191847027" table:style-name="ce39">
            <text:p>91,9%</text:p>
          </table:table-cell>
          <table:table-cell office:value-type="float" office:value="943732" table:style-name="ce38">
            <text:p>943.732</text:p>
          </table:table-cell>
          <table:table-cell office:value-type="percentage" office:value="0.8643975892579091" table:style-name="ce39">
            <text:p>86,4%</text:p>
          </table:table-cell>
          <table:table-cell office:value-type="float" office:value="1046560" table:style-name="ce38">
            <text:p>1.046.560</text:p>
          </table:table-cell>
          <table:table-cell office:value-type="percentage" office:value="0.79480237401794562" table:style-name="ce39">
            <text:p>79,5%</text:p>
          </table:table-cell>
          <table:table-cell office:value-type="float" office:value="634240" table:style-name="ce38">
            <text:p>634.240</text:p>
          </table:table-cell>
          <table:table-cell office:value-type="percentage" office:value="0.60713041280732727" table:style-name="ce39">
            <text:p>60,7%</text:p>
          </table:table-cell>
          <table:table-cell office:value-type="float" office:value="470464" table:style-name="ce38">
            <text:p>470.464</text:p>
          </table:table-cell>
          <table:table-cell office:value-type="percentage" office:value="0.56078718851877674" table:style-name="ce39">
            <text:p>56,1%</text:p>
          </table:table-cell>
          <table:table-cell office:value-type="float" office:value="232274" table:style-name="ce38">
            <text:p>232.274</text:p>
          </table:table-cell>
          <table:table-cell office:value-type="percentage" office:value="0.35398664362371718" table:style-name="ce39">
            <text:p>35,4%</text:p>
          </table:table-cell>
          <table:table-cell office:value-type="float" office:value="5154897" table:style-name="ce38">
            <text:p>5.154.897</text:p>
          </table:table-cell>
          <table:table-cell office:value-type="float" office:value="6868360" table:style-name="ce38">
            <text:p>6.868.360</text:p>
          </table:table-cell>
          <table:table-cell office:value-type="percentage" office:value="0.75052807365950536" table:style-name="ce39">
            <text:p>75,1%</text:p>
          </table:table-cell>
          <table:table-cell office:value-type="percentage" office:value="0.66254237046330955" table:style-name="ce39">
            <text:p>66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C. Valenciana</text:p>
          </table:table-cell>
          <table:table-cell office:value-type="float" office:value="292215" table:style-name="ce38">
            <text:p>292.215</text:p>
          </table:table-cell>
          <table:table-cell office:value-type="percentage" office:value="1" table:style-name="ce39">
            <text:p>100,0%</text:p>
          </table:table-cell>
          <table:table-cell office:value-type="float" office:value="429655" table:style-name="ce38">
            <text:p>429.655</text:p>
          </table:table-cell>
          <table:table-cell office:value-type="percentage" office:value="0.98125665163910092" table:style-name="ce39">
            <text:p>98,1%</text:p>
          </table:table-cell>
          <table:table-cell office:value-type="float" office:value="544942" table:style-name="ce38">
            <text:p>544.942</text:p>
          </table:table-cell>
          <table:table-cell office:value-type="percentage" office:value="0.93837734705404252" table:style-name="ce39">
            <text:p>93,8%</text:p>
          </table:table-cell>
          <table:table-cell office:value-type="float" office:value="699711" table:style-name="ce38">
            <text:p>699.711</text:p>
          </table:table-cell>
          <table:table-cell office:value-type="percentage" office:value="0.93005367296971819" table:style-name="ce39">
            <text:p>93,0%</text:p>
          </table:table-cell>
          <table:table-cell office:value-type="float" office:value="719564" table:style-name="ce38">
            <text:p>719.564</text:p>
          </table:table-cell>
          <table:table-cell office:value-type="percentage" office:value="0.84496728464938442" table:style-name="ce39">
            <text:p>84,5%</text:p>
          </table:table-cell>
          <table:table-cell office:value-type="float" office:value="425738" table:style-name="ce38">
            <text:p>425.738</text:p>
          </table:table-cell>
          <table:table-cell office:value-type="percentage" office:value="0.6562344414489818" table:style-name="ce39">
            <text:p>65,6%</text:p>
          </table:table-cell>
          <table:table-cell office:value-type="float" office:value="256896" table:style-name="ce38">
            <text:p>256.896</text:p>
          </table:table-cell>
          <table:table-cell office:value-type="percentage" office:value="0.49773892421617977" table:style-name="ce39">
            <text:p>49,8%</text:p>
          </table:table-cell>
          <table:table-cell office:value-type="float" office:value="35053" table:style-name="ce38">
            <text:p>35.053</text:p>
          </table:table-cell>
          <table:table-cell office:value-type="percentage" office:value="8.2568764118521376E-2" table:style-name="ce39">
            <text:p>8,3%</text:p>
          </table:table-cell>
          <table:table-cell office:value-type="float" office:value="3403774" table:style-name="ce38">
            <text:p>3.403.774</text:p>
          </table:table-cell>
          <table:table-cell office:value-type="float" office:value="4488459" table:style-name="ce38">
            <text:p>4.488.459</text:p>
          </table:table-cell>
          <table:table-cell office:value-type="percentage" office:value="0.75833910925776526" table:style-name="ce39">
            <text:p>75,8%</text:p>
          </table:table-cell>
          <table:table-cell office:value-type="percentage" office:value="0.67303468830433633" table:style-name="ce39">
            <text:p>67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Extremadura</text:p>
          </table:table-cell>
          <table:table-cell office:value-type="float" office:value="77028" table:style-name="ce38">
            <text:p>77.028</text:p>
          </table:table-cell>
          <table:table-cell office:value-type="percentage" office:value="1" table:style-name="ce39">
            <text:p>100,0%</text:p>
          </table:table-cell>
          <table:table-cell office:value-type="float" office:value="95046" table:style-name="ce38">
            <text:p>95.046</text:p>
          </table:table-cell>
          <table:table-cell office:value-type="percentage" office:value="1" table:style-name="ce39">
            <text:p>100,0%</text:p>
          </table:table-cell>
          <table:table-cell office:value-type="float" office:value="129461" table:style-name="ce38">
            <text:p>129.461</text:p>
          </table:table-cell>
          <table:table-cell office:value-type="percentage" office:value="1.0332330383009969" table:style-name="ce39">
            <text:p>103,3%</text:p>
          </table:table-cell>
          <table:table-cell office:value-type="float" office:value="158403" table:style-name="ce38">
            <text:p>158.403</text:p>
          </table:table-cell>
          <table:table-cell office:value-type="percentage" office:value="0.93609942322239037" table:style-name="ce39">
            <text:p>93,6%</text:p>
          </table:table-cell>
          <table:table-cell office:value-type="float" office:value="141748" table:style-name="ce38">
            <text:p>141.748</text:p>
          </table:table-cell>
          <table:table-cell office:value-type="percentage" office:value="0.88873562641854864" table:style-name="ce39">
            <text:p>88,9%</text:p>
          </table:table-cell>
          <table:table-cell office:value-type="float" office:value="103284" table:style-name="ce38">
            <text:p>103.284</text:p>
          </table:table-cell>
          <table:table-cell office:value-type="percentage" office:value="0.77378464028049354" table:style-name="ce39">
            <text:p>77,4%</text:p>
          </table:table-cell>
          <table:table-cell office:value-type="float" office:value="64646" table:style-name="ce38">
            <text:p>64.646</text:p>
          </table:table-cell>
          <table:table-cell office:value-type="percentage" office:value="0.57047299682315566" table:style-name="ce39">
            <text:p>57,0%</text:p>
          </table:table-cell>
          <table:table-cell office:value-type="float" office:value="9510" table:style-name="ce38">
            <text:p>9.510</text:p>
          </table:table-cell>
          <table:table-cell office:value-type="percentage" office:value="0.11221238938053098" table:style-name="ce39">
            <text:p>11,2%</text:p>
          </table:table-cell>
          <table:table-cell office:value-type="float" office:value="779126" table:style-name="ce38">
            <text:p>779.126</text:p>
          </table:table-cell>
          <table:table-cell office:value-type="float" office:value="953437" table:style-name="ce38">
            <text:p>953.437</text:p>
          </table:table-cell>
          <table:table-cell office:value-type="percentage" office:value="0.81717617419923916" table:style-name="ce39">
            <text:p>81,7%</text:p>
          </table:table-cell>
          <table:table-cell office:value-type="percentage" office:value="0.73227022510613382" table:style-name="ce39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Galicia</text:p>
          </table:table-cell>
          <table:table-cell office:value-type="float" office:value="239873" table:style-name="ce38">
            <text:p>239.873</text:p>
          </table:table-cell>
          <table:table-cell office:value-type="percentage" office:value="1" table:style-name="ce39">
            <text:p>100,0%</text:p>
          </table:table-cell>
          <table:table-cell office:value-type="float" office:value="289101" table:style-name="ce38">
            <text:p>289.101</text:p>
          </table:table-cell>
          <table:table-cell office:value-type="percentage" office:value="0.99771881751230318" table:style-name="ce39">
            <text:p>99,8%</text:p>
          </table:table-cell>
          <table:table-cell office:value-type="float" office:value="339243" table:style-name="ce38">
            <text:p>339.243</text:p>
          </table:table-cell>
          <table:table-cell office:value-type="percentage" office:value="0.97785124824530811" table:style-name="ce39">
            <text:p>97,8%</text:p>
          </table:table-cell>
          <table:table-cell office:value-type="float" office:value="383142" table:style-name="ce38">
            <text:p>383.142</text:p>
          </table:table-cell>
          <table:table-cell office:value-type="percentage" office:value="0.94395758446274725" table:style-name="ce39">
            <text:p>94,4%</text:p>
          </table:table-cell>
          <table:table-cell office:value-type="float" office:value="393820" table:style-name="ce38">
            <text:p>393.820</text:p>
          </table:table-cell>
          <table:table-cell office:value-type="percentage" office:value="0.88854093104794218" table:style-name="ce39">
            <text:p>88,9%</text:p>
          </table:table-cell>
          <table:table-cell office:value-type="float" office:value="232004" table:style-name="ce38">
            <text:p>232.004</text:p>
          </table:table-cell>
          <table:table-cell office:value-type="percentage" office:value="0.71737248305545931" table:style-name="ce39">
            <text:p>71,7%</text:p>
          </table:table-cell>
          <table:table-cell office:value-type="float" office:value="99299" table:style-name="ce38">
            <text:p>99.299</text:p>
          </table:table-cell>
          <table:table-cell office:value-type="percentage" office:value="0.42990116070152956" table:style-name="ce39">
            <text:p>43,0%</text:p>
          </table:table-cell>
          <table:table-cell office:value-type="float" office:value="26428" table:style-name="ce38">
            <text:p>26.428</text:p>
          </table:table-cell>
          <table:table-cell office:value-type="percentage" office:value="0.14681651269117313" table:style-name="ce39">
            <text:p>14,7%</text:p>
          </table:table-cell>
          <table:table-cell office:value-type="float" office:value="2002910" table:style-name="ce38">
            <text:p>2.002.910</text:p>
          </table:table-cell>
          <table:table-cell office:value-type="float" office:value="2454497" table:style-name="ce38">
            <text:p>2.454.497</text:p>
          </table:table-cell>
          <table:table-cell office:value-type="percentage" office:value="0.81601647914012521" table:style-name="ce39">
            <text:p>81,6%</text:p>
          </table:table-cell>
          <table:table-cell office:value-type="percentage" office:value="0.74131908910256383" table:style-name="ce39">
            <text:p>74,1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La Rioja</text:p>
          </table:table-cell>
          <table:table-cell office:value-type="float" office:value="23104" table:style-name="ce38">
            <text:p>23.104</text:p>
          </table:table-cell>
          <table:table-cell office:value-type="percentage" office:value="1" table:style-name="ce39">
            <text:p>100,0%</text:p>
          </table:table-cell>
          <table:table-cell office:value-type="float" office:value="28466" table:style-name="ce38">
            <text:p>28.466</text:p>
          </table:table-cell>
          <table:table-cell office:value-type="percentage" office:value="1" table:style-name="ce39">
            <text:p>100,0%</text:p>
          </table:table-cell>
          <table:table-cell office:value-type="float" office:value="36504" table:style-name="ce38">
            <text:p>36.504</text:p>
          </table:table-cell>
          <table:table-cell office:value-type="percentage" office:value="0.96781377591600826" table:style-name="ce39">
            <text:p>96,8%</text:p>
          </table:table-cell>
          <table:table-cell office:value-type="float" office:value="43692" table:style-name="ce38">
            <text:p>43.692</text:p>
          </table:table-cell>
          <table:table-cell office:value-type="percentage" office:value="0.91666666666666663" table:style-name="ce39">
            <text:p>91,7%</text:p>
          </table:table-cell>
          <table:table-cell office:value-type="float" office:value="44594" table:style-name="ce38">
            <text:p>44.594</text:p>
          </table:table-cell>
          <table:table-cell office:value-type="percentage" office:value="0.84223846487997434" table:style-name="ce39">
            <text:p>84,2%</text:p>
          </table:table-cell>
          <table:table-cell office:value-type="float" office:value="25946" table:style-name="ce38">
            <text:p>25.946</text:p>
          </table:table-cell>
          <table:table-cell office:value-type="percentage" office:value="0.6598845341946642" table:style-name="ce39">
            <text:p>66,0%</text:p>
          </table:table-cell>
          <table:table-cell office:value-type="float" office:value="15524" table:style-name="ce38">
            <text:p>15.524</text:p>
          </table:table-cell>
          <table:table-cell office:value-type="percentage" office:value="0.5096854685140193" table:style-name="ce39">
            <text:p>51,0%</text:p>
          </table:table-cell>
          <table:table-cell office:value-type="float" office:value="3762" table:style-name="ce38">
            <text:p>3.762</text:p>
          </table:table-cell>
          <table:table-cell office:value-type="percentage" office:value="0.14734450885163716" table:style-name="ce39">
            <text:p>14,7%</text:p>
          </table:table-cell>
          <table:table-cell office:value-type="float" office:value="221592" table:style-name="ce38">
            <text:p>221.592</text:p>
          </table:table-cell>
          <table:table-cell office:value-type="float" office:value="283970" table:style-name="ce38">
            <text:p>283.970</text:p>
          </table:table-cell>
          <table:table-cell office:value-type="percentage" office:value="0.78033595098073738" table:style-name="ce39">
            <text:p>78,0%</text:p>
          </table:table-cell>
          <table:table-cell office:value-type="percentage" office:value="0.69266115268478401" table:style-name="ce39">
            <text:p>69,3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adrid</text:p>
          </table:table-cell>
          <table:table-cell office:value-type="float" office:value="369523" table:style-name="ce38">
            <text:p>369.523</text:p>
          </table:table-cell>
          <table:table-cell office:value-type="percentage" office:value="1" table:style-name="ce39">
            <text:p>100,0%</text:p>
          </table:table-cell>
          <table:table-cell office:value-type="float" office:value="506315" table:style-name="ce38">
            <text:p>506.315</text:p>
          </table:table-cell>
          <table:table-cell office:value-type="percentage" office:value="0.9624278390590042" table:style-name="ce39">
            <text:p>96,2%</text:p>
          </table:table-cell>
          <table:table-cell office:value-type="float" office:value="668875" table:style-name="ce38">
            <text:p>668.875</text:p>
          </table:table-cell>
          <table:table-cell office:value-type="percentage" office:value="0.95102108135238006" table:style-name="ce39">
            <text:p>95,1%</text:p>
          </table:table-cell>
          <table:table-cell office:value-type="float" office:value="910972" table:style-name="ce38">
            <text:p>910.972</text:p>
          </table:table-cell>
          <table:table-cell office:value-type="percentage" office:value="0.93645962151887929" table:style-name="ce39">
            <text:p>93,6%</text:p>
          </table:table-cell>
          <table:table-cell office:value-type="float" office:value="955324" table:style-name="ce38">
            <text:p>955.324</text:p>
          </table:table-cell>
          <table:table-cell office:value-type="percentage" office:value="0.81933770222415481" table:style-name="ce39">
            <text:p>81,9%</text:p>
          </table:table-cell>
          <table:table-cell office:value-type="float" office:value="601983" table:style-name="ce38">
            <text:p>601.983</text:p>
          </table:table-cell>
          <table:table-cell office:value-type="percentage" office:value="0.63390653300197974" table:style-name="ce39">
            <text:p>63,4%</text:p>
          </table:table-cell>
          <table:table-cell office:value-type="float" office:value="403950" table:style-name="ce38">
            <text:p>403.950</text:p>
          </table:table-cell>
          <table:table-cell office:value-type="percentage" office:value="0.54405872251590959" table:style-name="ce39">
            <text:p>54,4%</text:p>
          </table:table-cell>
          <table:table-cell office:value-type="float" office:value="108910" table:style-name="ce38">
            <text:p>108.910</text:p>
          </table:table-cell>
          <table:table-cell office:value-type="percentage" office:value="0.19675110470388876" table:style-name="ce39">
            <text:p>19,7%</text:p>
          </table:table-cell>
          <table:table-cell office:value-type="float" office:value="4525852" table:style-name="ce38">
            <text:p>4.525.852</text:p>
          </table:table-cell>
          <table:table-cell office:value-type="float" office:value="5977937" table:style-name="ce38">
            <text:p>5.977.937</text:p>
          </table:table-cell>
          <table:table-cell office:value-type="percentage" office:value="0.75709262242141395" table:style-name="ce39">
            <text:p>75,7%</text:p>
          </table:table-cell>
          <table:table-cell office:value-type="percentage" office:value="0.66754082073332188" table:style-name="ce39">
            <text:p>66,8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Murcia</text:p>
          </table:table-cell>
          <table:table-cell office:value-type="float" office:value="72567" table:style-name="ce38">
            <text:p>72.567</text:p>
          </table:table-cell>
          <table:table-cell office:value-type="percentage" office:value="1" table:style-name="ce39">
            <text:p>100,0%</text:p>
          </table:table-cell>
          <table:table-cell office:value-type="float" office:value="100139" table:style-name="ce38">
            <text:p>100.139</text:p>
          </table:table-cell>
          <table:table-cell office:value-type="percentage" office:value="0.9731775819006987" table:style-name="ce39">
            <text:p>97,3%</text:p>
          </table:table-cell>
          <table:table-cell office:value-type="float" office:value="137649" table:style-name="ce38">
            <text:p>137.649</text:p>
          </table:table-cell>
          <table:table-cell office:value-type="percentage" office:value="0.93696778277709325" table:style-name="ce39">
            <text:p>93,7%</text:p>
          </table:table-cell>
          <table:table-cell office:value-type="float" office:value="194723" table:style-name="ce38">
            <text:p>194.723</text:p>
          </table:table-cell>
          <table:table-cell office:value-type="percentage" office:value="0.91309505945905389" table:style-name="ce39">
            <text:p>91,3%</text:p>
          </table:table-cell>
          <table:table-cell office:value-type="float" office:value="210563" table:style-name="ce38">
            <text:p>210.563</text:p>
          </table:table-cell>
          <table:table-cell office:value-type="percentage" office:value="0.82847609941886313" table:style-name="ce39">
            <text:p>82,8%</text:p>
          </table:table-cell>
          <table:table-cell office:value-type="float" office:value="141484" table:style-name="ce38">
            <text:p>141.484</text:p>
          </table:table-cell>
          <table:table-cell office:value-type="percentage" office:value="0.67694722085328918" table:style-name="ce39">
            <text:p>67,7%</text:p>
          </table:table-cell>
          <table:table-cell office:value-type="float" office:value="107777" table:style-name="ce38">
            <text:p>107.777</text:p>
          </table:table-cell>
          <table:table-cell office:value-type="percentage" office:value="0.62570828108308951" table:style-name="ce39">
            <text:p>62,6%</text:p>
          </table:table-cell>
          <table:table-cell office:value-type="float" office:value="47857" table:style-name="ce38">
            <text:p>47.857</text:p>
          </table:table-cell>
          <table:table-cell office:value-type="percentage" office:value="0.33727289385033898" table:style-name="ce39">
            <text:p>33,7%</text:p>
          </table:table-cell>
          <table:table-cell office:value-type="float" office:value="1012759" table:style-name="ce38">
            <text:p>1.012.759</text:p>
          </table:table-cell>
          <table:table-cell office:value-type="float" office:value="1310137" table:style-name="ce38">
            <text:p>1.310.137</text:p>
          </table:table-cell>
          <table:table-cell office:value-type="percentage" office:value="0.77301763098057685" table:style-name="ce39">
            <text:p>77,3%</text:p>
          </table:table-cell>
          <table:table-cell office:value-type="percentage" office:value="0.67014612397278805" table:style-name="ce39">
            <text:p>67,0%</text:p>
          </table:table-cell>
          <table:table-cell table:number-columns-repeated="16363"/>
        </table:table-row>
        <table:table-row table:style-name="ro5">
          <table:table-cell office:value-type="string" table:style-name="ce37">
            <text:p>Navarra</text:p>
          </table:table-cell>
          <table:table-cell office:value-type="float" office:value="41978" table:style-name="ce38">
            <text:p>41.978</text:p>
          </table:table-cell>
          <table:table-cell office:value-type="percentage" office:value="1" table:style-name="ce39">
            <text:p>100,0%</text:p>
          </table:table-cell>
          <table:table-cell office:value-type="float" office:value="55588" table:style-name="ce38">
            <text:p>55.588</text:p>
          </table:table-cell>
          <table:table-cell office:value-type="percentage" office:value="0.99634356180097505" table:style-name="ce39">
            <text:p>99,6%</text:p>
          </table:table-cell>
          <table:table-cell office:value-type="float" office:value="70160" table:style-name="ce38">
            <text:p>70.160</text:p>
          </table:table-cell>
          <table:table-cell office:value-type="percentage" office:value="0.95011104490547638" table:style-name="ce39">
            <text:p>95,0%</text:p>
          </table:table-cell>
          <table:table-cell office:value-type="float" office:value="89231" table:style-name="ce38">
            <text:p>89.231</text:p>
          </table:table-cell>
          <table:table-cell office:value-type="percentage" office:value="0.92281837549382584" table:style-name="ce39">
            <text:p>92,3%</text:p>
          </table:table-cell>
          <table:table-cell office:value-type="float" office:value="90590" table:style-name="ce38">
            <text:p>90.590</text:p>
          </table:table-cell>
          <table:table-cell office:value-type="percentage" office:value="0.83878076331919782" table:style-name="ce39">
            <text:p>83,9%</text:p>
          </table:table-cell>
          <table:table-cell office:value-type="float" office:value="56203" table:style-name="ce38">
            <text:p>56.203</text:p>
          </table:table-cell>
          <table:table-cell office:value-type="percentage" office:value="0.69095536076517372" table:style-name="ce39">
            <text:p>69,1%</text:p>
          </table:table-cell>
          <table:table-cell office:value-type="float" office:value="43183" table:style-name="ce38">
            <text:p>43.183</text:p>
          </table:table-cell>
          <table:table-cell office:value-type="percentage" office:value="0.63386029034010005" table:style-name="ce39">
            <text:p>63,4%</text:p>
          </table:table-cell>
          <table:table-cell office:value-type="float" office:value="14824" table:style-name="ce38">
            <text:p>14.824</text:p>
          </table:table-cell>
          <table:table-cell office:value-type="percentage" office:value="0.26289281407391646" table:style-name="ce39">
            <text:p>26,3%</text:p>
          </table:table-cell>
          <table:table-cell office:value-type="float" office:value="461757" table:style-name="ce38">
            <text:p>461.757</text:p>
          </table:table-cell>
          <table:table-cell office:value-type="float" office:value="581354" table:style-name="ce38">
            <text:p>581.354</text:p>
          </table:table-cell>
          <table:table-cell office:value-type="percentage" office:value="0.79427852908898877" table:style-name="ce39">
            <text:p>79,4%</text:p>
          </table:table-cell>
          <table:table-cell office:value-type="percentage" office:value="0.69836523759182212" table:style-name="ce39">
            <text:p>69,8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País Vasco</text:p>
          </table:table-cell>
          <table:table-cell office:value-type="float" office:value="161499" table:style-name="ce38">
            <text:p>161.499</text:p>
          </table:table-cell>
          <table:table-cell office:value-type="percentage" office:value="1.0224691358024691" table:style-name="ce39">
            <text:p>102,2%</text:p>
          </table:table-cell>
          <table:table-cell office:value-type="float" office:value="211630" table:style-name="ce38">
            <text:p>211.630</text:p>
          </table:table-cell>
          <table:table-cell office:value-type="percentage" office:value="0.99319038299989204" table:style-name="ce39">
            <text:p>99,3%</text:p>
          </table:table-cell>
          <table:table-cell office:value-type="float" office:value="271080" table:style-name="ce38">
            <text:p>271.080</text:p>
          </table:table-cell>
          <table:table-cell office:value-type="percentage" office:value="0.96773157122508646" table:style-name="ce39">
            <text:p>96,8%</text:p>
          </table:table-cell>
          <table:table-cell office:value-type="float" office:value="314826" table:style-name="ce38">
            <text:p>314.826</text:p>
          </table:table-cell>
          <table:table-cell office:value-type="percentage" office:value="0.92602146615800485" table:style-name="ce39">
            <text:p>92,6%</text:p>
          </table:table-cell>
          <table:table-cell office:value-type="float" office:value="305776" table:style-name="ce38">
            <text:p>305.776</text:p>
          </table:table-cell>
          <table:table-cell office:value-type="percentage" office:value="0.84437485675152502" table:style-name="ce39">
            <text:p>84,4%</text:p>
          </table:table-cell>
          <table:table-cell office:value-type="float" office:value="164838" table:style-name="ce38">
            <text:p>164.838</text:p>
          </table:table-cell>
          <table:table-cell office:value-type="percentage" office:value="0.63267099864513732" table:style-name="ce39">
            <text:p>63,3%</text:p>
          </table:table-cell>
          <table:table-cell office:value-type="float" office:value="92083" table:style-name="ce38">
            <text:p>92.083</text:p>
          </table:table-cell>
          <table:table-cell office:value-type="percentage" office:value="0.45691049649190707" table:style-name="ce39">
            <text:p>45,7%</text:p>
          </table:table-cell>
          <table:table-cell office:value-type="float" office:value="44076" table:style-name="ce38">
            <text:p>44.076</text:p>
          </table:table-cell>
          <table:table-cell office:value-type="percentage" office:value="0.26141418454859255" table:style-name="ce39">
            <text:p>26,1%</text:p>
          </table:table-cell>
          <table:table-cell office:value-type="float" office:value="1565808" table:style-name="ce38">
            <text:p>1.565.808</text:p>
          </table:table-cell>
          <table:table-cell office:value-type="float" office:value="1983943" table:style-name="ce38">
            <text:p>1.983.943</text:p>
          </table:table-cell>
          <table:table-cell office:value-type="percentage" office:value="0.78924041668535838" table:style-name="ce39">
            <text:p>78,9%</text:p>
          </table:table-cell>
          <table:table-cell office:value-type="percentage" office:value="0.7051588288064331" table:style-name="ce39">
            <text:p>70,5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Ceuta</text:p>
          </table:table-cell>
          <table:table-cell office:value-type="float" office:value="2352" table:style-name="ce38">
            <text:p>2.352</text:p>
          </table:table-cell>
          <table:table-cell office:value-type="percentage" office:value="0.90287907869481765" table:style-name="ce39">
            <text:p>90,3%</text:p>
          </table:table-cell>
          <table:table-cell office:value-type="float" office:value="3816" table:style-name="ce38">
            <text:p>3.816</text:p>
          </table:table-cell>
          <table:table-cell office:value-type="percentage" office:value="0.88374247336729972" table:style-name="ce39">
            <text:p>88,4%</text:p>
          </table:table-cell>
          <table:table-cell office:value-type="float" office:value="7251" table:style-name="ce38">
            <text:p>7.251</text:p>
          </table:table-cell>
          <table:table-cell office:value-type="percentage" office:value="0.92287132493318058" table:style-name="ce39">
            <text:p>92,3%</text:p>
          </table:table-cell>
          <table:table-cell office:value-type="float" office:value="9990" table:style-name="ce38">
            <text:p>9.990</text:p>
          </table:table-cell>
          <table:table-cell office:value-type="percentage" office:value="0.86448598130841126" table:style-name="ce39">
            <text:p>86,4%</text:p>
          </table:table-cell>
          <table:table-cell office:value-type="float" office:value="10105" table:style-name="ce38">
            <text:p>10.105</text:p>
          </table:table-cell>
          <table:table-cell office:value-type="percentage" office:value="0.79931972789115646" table:style-name="ce39">
            <text:p>79,9%</text:p>
          </table:table-cell>
          <table:table-cell office:value-type="float" office:value="7718" table:style-name="ce38">
            <text:p>7.718</text:p>
          </table:table-cell>
          <table:table-cell office:value-type="percentage" office:value="0.6488986043383218" table:style-name="ce39">
            <text:p>64,9%</text:p>
          </table:table-cell>
          <table:table-cell office:value-type="float" office:value="6906" table:style-name="ce38">
            <text:p>6.906</text:p>
          </table:table-cell>
          <table:table-cell office:value-type="percentage" office:value="0.62970730372936989" table:style-name="ce39">
            <text:p>63,0%</text:p>
          </table:table-cell>
          <table:table-cell office:value-type="float" office:value="3722" table:style-name="ce38">
            <text:p>3.722</text:p>
          </table:table-cell>
          <table:table-cell office:value-type="percentage" office:value="0.40784571553802323" table:style-name="ce39">
            <text:p>40,8%</text:p>
          </table:table-cell>
          <table:table-cell office:value-type="float" office:value="51860" table:style-name="ce38">
            <text:p>51.860</text:p>
          </table:table-cell>
          <table:table-cell office:value-type="float" office:value="70965" table:style-name="ce38">
            <text:p>70.965</text:p>
          </table:table-cell>
          <table:table-cell office:value-type="percentage" office:value="0.73078278024378218" table:style-name="ce39">
            <text:p>73,1%</text:p>
          </table:table-cell>
          <table:table-cell office:value-type="percentage" office:value="0.61589985986081086" table:style-name="ce39">
            <text:p>61,6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Melilla</text:p>
          </table:table-cell>
          <table:table-cell office:value-type="float" office:value="1946" table:style-name="ce38">
            <text:p>1.946</text:p>
          </table:table-cell>
          <table:table-cell office:value-type="percentage" office:value="0.82843763303533413" table:style-name="ce39">
            <text:p>82,8%</text:p>
          </table:table-cell>
          <table:table-cell office:value-type="float" office:value="3205" table:style-name="ce38">
            <text:p>3.205</text:p>
          </table:table-cell>
          <table:table-cell office:value-type="percentage" office:value="0.85512273212379941" table:style-name="ce39">
            <text:p>85,5%</text:p>
          </table:table-cell>
          <table:table-cell office:value-type="float" office:value="6869" table:style-name="ce38">
            <text:p>6.869</text:p>
          </table:table-cell>
          <table:table-cell office:value-type="percentage" office:value="0.87760316851922826" table:style-name="ce39">
            <text:p>87,8%</text:p>
          </table:table-cell>
          <table:table-cell office:value-type="float" office:value="9229" table:style-name="ce38">
            <text:p>9.229</text:p>
          </table:table-cell>
          <table:table-cell office:value-type="percentage" office:value="0.81679794672094874" table:style-name="ce39">
            <text:p>81,7%</text:p>
          </table:table-cell>
          <table:table-cell office:value-type="float" office:value="9436" table:style-name="ce38">
            <text:p>9.436</text:p>
          </table:table-cell>
          <table:table-cell office:value-type="percentage" office:value="0.78620229961673049" table:style-name="ce39">
            <text:p>78,6%</text:p>
          </table:table-cell>
          <table:table-cell office:value-type="float" office:value="7564" table:style-name="ce38">
            <text:p>7.564</text:p>
          </table:table-cell>
          <table:table-cell office:value-type="percentage" office:value="0.62342372043187999" table:style-name="ce39">
            <text:p>62,3%</text:p>
          </table:table-cell>
          <table:table-cell office:value-type="float" office:value="6871" table:style-name="ce38">
            <text:p>6.871</text:p>
          </table:table-cell>
          <table:table-cell office:value-type="percentage" office:value="0.57282200917048776" table:style-name="ce39">
            <text:p>57,3%</text:p>
          </table:table-cell>
          <table:table-cell office:value-type="float" office:value="4753" table:style-name="ce38">
            <text:p>4.753</text:p>
          </table:table-cell>
          <table:table-cell office:value-type="percentage" office:value="0.49644871527052431" table:style-name="ce39">
            <text:p>49,6%</text:p>
          </table:table-cell>
          <table:table-cell office:value-type="float" office:value="49873" table:style-name="ce38">
            <text:p>49.873</text:p>
          </table:table-cell>
          <table:table-cell office:value-type="float" office:value="70927" table:style-name="ce38">
            <text:p>70.927</text:p>
          </table:table-cell>
          <table:table-cell office:value-type="percentage" office:value="0.70315958661722611" table:style-name="ce39">
            <text:p>70,3%</text:p>
          </table:table-cell>
          <table:table-cell office:value-type="percentage" office:value="0.57275253801277048" table:style-name="ce39">
            <text:p>57,3%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37">
            <text:p>Fuerzas Armadas</text:p>
          </table:table-cell>
          <table:table-cell office:value-type="float" office:value="24" table:style-name="ce38">
            <text:p>24</text:p>
          </table:table-cell>
          <table:table-cell office:value-type="string" table:style-name="ce39">
            <text:p>-</text:p>
          </table:table-cell>
          <table:table-cell office:value-type="float" office:value="18" table:style-name="ce38">
            <text:p>18</text:p>
          </table:table-cell>
          <table:table-cell office:value-type="string" table:style-name="ce39">
            <text:p>-</text:p>
          </table:table-cell>
          <table:table-cell office:value-type="float" office:value="3391" table:style-name="ce38">
            <text:p>3.391</text:p>
          </table:table-cell>
          <table:table-cell office:value-type="string" table:style-name="ce39">
            <text:p>-</text:p>
          </table:table-cell>
          <table:table-cell office:value-type="float" office:value="9002" table:style-name="ce38">
            <text:p>9.002</text:p>
          </table:table-cell>
          <table:table-cell office:value-type="string" table:style-name="ce39">
            <text:p>-</text:p>
          </table:table-cell>
          <table:table-cell office:value-type="float" office:value="20655" table:style-name="ce38">
            <text:p>20.655</text:p>
          </table:table-cell>
          <table:table-cell office:value-type="string" table:style-name="ce39">
            <text:p>-</text:p>
          </table:table-cell>
          <table:table-cell office:value-type="float" office:value="29356" table:style-name="ce38">
            <text:p>29.356</text:p>
          </table:table-cell>
          <table:table-cell office:value-type="string" table:style-name="ce39">
            <text:p>-</text:p>
          </table:table-cell>
          <table:table-cell office:value-type="float" office:value="21956" table:style-name="ce38">
            <text:p>21.956</text:p>
          </table:table-cell>
          <table:table-cell office:value-type="string" table:style-name="ce39">
            <text:p>-</text:p>
          </table:table-cell>
          <table:table-cell office:value-type="float" office:value="843" table:style-name="ce38">
            <text:p>843</text:p>
          </table:table-cell>
          <table:table-cell office:value-type="string" table:style-name="ce39">
            <text:p>-</text:p>
          </table:table-cell>
          <table:table-cell office:value-type="float" office:value="85245" table:style-name="ce38">
            <text:p>85.245</text:p>
          </table:table-cell>
          <table:table-cell office:value-type="string" table:style-name="ce38">
            <text:p>-</text:p>
          </table:table-cell>
          <table:table-cell office:value-type="string" table:style-name="ce39">
            <text:p>-</text:p>
          </table:table-cell>
          <table:table-cell office:value-type="string" table:style-name="ce39">
            <text:p>-</text:p>
          </table:table-cell>
          <table:table-cell table:number-columns-repeated="16363" table:style-name="ce21"/>
        </table:table-row>
        <table:table-row table:style-name="ro5">
          <table:table-cell office:value-type="string" table:style-name="ce48">
            <text:p>Sanidad Exterior</text:p>
          </table:table-cell>
          <table:table-cell office:value-type="float" office:value="16" table:style-name="ce41">
            <text:p>16</text:p>
          </table:table-cell>
          <table:table-cell office:value-type="string" table:style-name="ce42">
            <text:p>-</text:p>
          </table:table-cell>
          <table:table-cell office:value-type="float" office:value="20" table:style-name="ce41">
            <text:p>20</text:p>
          </table:table-cell>
          <table:table-cell office:value-type="string" table:style-name="ce42">
            <text:p>-</text:p>
          </table:table-cell>
          <table:table-cell office:value-type="float" office:value="150" table:style-name="ce41">
            <text:p>150</text:p>
          </table:table-cell>
          <table:table-cell office:value-type="string" table:style-name="ce42">
            <text:p>-</text:p>
          </table:table-cell>
          <table:table-cell office:value-type="float" office:value="452" table:style-name="ce41">
            <text:p>452</text:p>
          </table:table-cell>
          <table:table-cell office:value-type="string" table:style-name="ce42">
            <text:p>-</text:p>
          </table:table-cell>
          <table:table-cell office:value-type="float" office:value="847" table:style-name="ce41">
            <text:p>847</text:p>
          </table:table-cell>
          <table:table-cell office:value-type="string" table:style-name="ce42">
            <text:p>-</text:p>
          </table:table-cell>
          <table:table-cell office:value-type="float" office:value="913" table:style-name="ce41">
            <text:p>913</text:p>
          </table:table-cell>
          <table:table-cell office:value-type="string" table:style-name="ce42">
            <text:p>-</text:p>
          </table:table-cell>
          <table:table-cell office:value-type="float" office:value="818" table:style-name="ce41">
            <text:p>818</text:p>
          </table:table-cell>
          <table:table-cell office:value-type="string" table:style-name="ce42">
            <text:p>-</text:p>
          </table:table-cell>
          <table:table-cell office:value-type="float" office:value="73" table:style-name="ce41">
            <text:p>73</text:p>
          </table:table-cell>
          <table:table-cell office:value-type="string" table:style-name="ce42">
            <text:p>-</text:p>
          </table:table-cell>
          <table:table-cell office:value-type="float" office:value="3289" table:style-name="ce41">
            <text:p>3.289</text:p>
          </table:table-cell>
          <table:table-cell office:value-type="string" table:style-name="ce41">
            <text:p>-</text:p>
          </table:table-cell>
          <table:table-cell office:value-type="string" table:style-name="ce42">
            <text:p>-</text:p>
          </table:table-cell>
          <table:table-cell office:value-type="string" table:style-name="ce42">
            <text:p>-</text:p>
          </table:table-cell>
          <table:table-cell table:number-columns-repeated="20" table:style-name="ce21"/>
          <table:table-cell table:number-columns-repeated="16343" table:style-name="ce43"/>
        </table:table-row>
        <table:table-row table:style-name="ro8">
          <table:table-cell office:value-type="string" table:style-name="ce44">
            <text:p>Total España</text:p>
          </table:table-cell>
          <table:table-cell office:value-type="float" office:value="2891640" table:style-name="ce45">
            <text:p>2.891.640</text:p>
          </table:table-cell>
          <table:table-cell office:value-type="percentage" office:value="1" table:style-name="ce46">
            <text:p>100,0%</text:p>
          </table:table-cell>
          <table:table-cell office:value-type="float" office:value="3896527" table:style-name="ce45">
            <text:p>3.896.527</text:p>
          </table:table-cell>
          <table:table-cell office:value-type="percentage" office:value="0.98396028327960916" table:style-name="ce46">
            <text:p>98,4%</text:p>
          </table:table-cell>
          <table:table-cell office:value-type="float" office:value="5092412" table:style-name="ce45">
            <text:p>5.092.412</text:p>
          </table:table-cell>
          <table:table-cell office:value-type="percentage" office:value="0.95417376024595157" table:style-name="ce46">
            <text:p>95,4%</text:p>
          </table:table-cell>
          <table:table-cell office:value-type="float" office:value="6425629" table:style-name="ce45">
            <text:p>6.425.629</text:p>
          </table:table-cell>
          <table:table-cell office:value-type="percentage" office:value="0.91360009076812521" table:style-name="ce46">
            <text:p>91,4%</text:p>
          </table:table-cell>
          <table:table-cell office:value-type="float" office:value="6570014" table:style-name="ce45">
            <text:p>6.570.014</text:p>
          </table:table-cell>
          <table:table-cell office:value-type="percentage" office:value="0.83251811356612615" table:style-name="ce46">
            <text:p>83,3%</text:p>
          </table:table-cell>
          <table:table-cell office:value-type="float" office:value="4150324" table:style-name="ce45">
            <text:p>4.150.324</text:p>
          </table:table-cell>
          <table:table-cell office:value-type="percentage" office:value="0.66614053697650055" table:style-name="ce46">
            <text:p>66,6%</text:p>
          </table:table-cell>
          <table:table-cell office:value-type="float" office:value="2789404" table:style-name="ce45">
            <text:p>2.789.404</text:p>
          </table:table-cell>
          <table:table-cell office:value-type="percentage" office:value="0.5641268120631634" table:style-name="ce46">
            <text:p>56,4%</text:p>
          </table:table-cell>
          <table:table-cell office:value-type="float" office:value="995714" table:style-name="ce45">
            <text:p>995.714</text:p>
          </table:table-cell>
          <table:table-cell office:value-type="percentage" office:value="0.25605410156541308" table:style-name="ce46">
            <text:p>25,6%</text:p>
          </table:table-cell>
          <table:table-cell office:value-type="float" office:value="32811664" table:style-name="ce45">
            <text:p>32.811.664</text:p>
          </table:table-cell>
          <table:table-cell office:value-type="float" office:value="42119827" table:style-name="ce45">
            <text:p>42.119.827</text:p>
          </table:table-cell>
          <table:table-cell office:value-type="percentage" office:value="0.77900756809851091" table:style-name="ce46">
            <text:p>77,9%</text:p>
          </table:table-cell>
          <table:table-cell office:value-type="percentage" office:value="0.69148818265320955" table:style-name="ce46">
            <text:p>69,1%</text:p>
          </table:table-cell>
          <table:table-cell table:number-columns-repeated="16363" table:style-name="ce2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17"/>
          <table:covered-table-cell table:number-columns-repeated="6"/>
          <table:table-cell table:style-name="ce21"/>
          <table:table-cell table:style-name="ce47"/>
          <table:table-cell table:style-name="ce21"/>
          <table:table-cell table:style-name="ce47"/>
          <table:table-cell table:style-name="ce43"/>
          <table:table-cell table:style-name="ce47"/>
          <table:table-cell table:style-name="ce21"/>
          <table:table-cell table:style-name="ce47"/>
          <table:table-cell table:number-columns-repeated="2" table:style-name="ce21"/>
          <table:table-cell table:style-name="ce47"/>
          <table:table-cell table:number-columns-repeated="16366" table:style-name="ce21"/>
        </table:table-row>
        <table:table-row table:number-rows-repeated="104855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/>
    </style:style>
    <style:style style:name="Porcentaje" style:family="table-cell" style:data-style-name="N13"/>
    <style:style style:name="Porcentaje_32_2" style:display-name="Porcentaje 2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Ferrer Orduz. Jesús Santiago</meta:initial-creator>
    <dc:creator>Ferrer Orduz. Jesús Santiago</dc:creator>
    <meta:creation-date>2021-08-30T15:05:13Z</meta:creation-date>
    <dc:date>2021-08-30T15:06:10Z</dc:date>
  </office:meta>
</office:document-meta>
</file>